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styles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Configurations2/" manifest:media-type="application/vnd.sun.xml.ui.configuration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layout-cache" manifest:media-type="application/binary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F Pro Text" svg:font-family="'SF Pro Text', 'Helvetica Neue', Helvetica, Arial, sans-serif"/>
    <style:font-face style:name="sans-serif" svg:font-family="sans-serif"/>
    <style:font-face style:name="Georgia" svg:font-family="Georgia" style:font-family-generic="roman"/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2" style:family="table">
      <style:table-properties style:width="17.602cm" fo:margin-left="0cm" table:align="left"/>
    </style:style>
    <style:style style:name="Table2.A" style:family="table-column">
      <style:table-column-properties style:column-width="2.291cm"/>
    </style:style>
    <style:style style:name="Table2.B" style:family="table-column">
      <style:table-column-properties style:column-width="2.616cm"/>
    </style:style>
    <style:style style:name="Table2.C" style:family="table-column">
      <style:table-column-properties style:column-width="12.695cm"/>
    </style:style>
    <style:style style:name="Table2.A1" style:family="table-cell">
      <style:table-cell-properties fo:padding="0.097cm" fo:border-left="none" fo:border-right="none" fo:border-top="0.5pt solid #000000" fo:border-bottom="0.5pt solid #000000"/>
    </style:style>
    <style:style style:name="Table2.A2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Table_20_Contents">
      <style:paragraph-properties fo:line-height="100%" fo:text-align="justify" style:justify-single-word="false"/>
      <style:text-properties style:font-name="sans-serif" fo:font-size="10pt" officeooo:paragraph-rsid="004a0ac4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Liberation Sans" fo:font-size="10pt" officeooo:rsid="0034487d" officeooo:paragraph-rsid="0034487d" style:font-size-asian="10pt" style:font-size-complex="10pt"/>
    </style:style>
    <style:style style:name="P3" style:family="paragraph" style:parent-style-name="Table_20_Contents">
      <style:paragraph-properties fo:line-height="100%" fo:text-align="start" style:justify-single-word="false"/>
      <style:text-properties style:font-name="Liberation Sans" fo:font-size="10pt" officeooo:rsid="00353c42" officeooo:paragraph-rsid="00353c42" style:font-size-asian="10pt" style:font-size-complex="10pt"/>
    </style:style>
    <style:style style:name="P4" style:family="paragraph" style:parent-style-name="Table_20_Contents">
      <style:paragraph-properties fo:line-height="100%" fo:text-align="start" style:justify-single-word="false"/>
    </style:style>
    <style:style style:name="P5" style:family="paragraph" style:parent-style-name="Footer">
      <style:paragraph-properties fo:text-align="end" style:justify-single-word="false"/>
      <style:text-properties style:font-name="Liberation Sans" fo:font-size="10pt" style:font-size-asian="10pt" style:font-size-complex="10pt"/>
    </style:style>
    <style:style style:name="P6" style:family="paragraph" style:parent-style-name="Table_20_Contents">
      <style:paragraph-properties fo:margin-top="0cm" fo:margin-bottom="0.12cm" style:contextual-spacing="false" fo:line-height="100%" fo:text-align="start" style:justify-single-word="false"/>
      <style:text-properties style:font-name="sans-serif" fo:font-size="10pt" officeooo:rsid="00353c42" officeooo:paragraph-rsid="00353c42" style:font-name-asian="sans-serif" style:font-size-asian="10pt" style:font-name-complex="sans-serif" style:font-size-complex="10pt"/>
    </style:style>
    <style:style style:name="P7" style:family="paragraph" style:parent-style-name="Table_20_Contents">
      <style:paragraph-properties fo:margin-top="0cm" fo:margin-bottom="0.12cm" style:contextual-spacing="false" fo:line-height="100%" fo:text-align="start" style:justify-single-word="false"/>
      <style:text-properties style:font-name="Liberation Sans" fo:font-size="10pt" officeooo:rsid="00353c42" officeooo:paragraph-rsid="00353c42" style:font-size-asian="10pt" style:font-size-complex="10pt"/>
    </style:style>
    <style:style style:name="P8" style:family="paragraph" style:parent-style-name="Contents_20_Heading">
      <style:text-properties style:font-name="Liberation Sans" fo:font-size="10pt" style:font-size-asian="10pt" style:font-size-complex="10pt"/>
    </style:style>
    <style:style style:name="P9" style:family="paragraph" style:parent-style-name="Tabla">
      <style:paragraph-properties fo:keep-with-next="always"/>
      <style:text-properties style:font-name="Liberation Sans" fo:font-size="10pt" style:font-size-asian="10pt" style:font-size-complex="10pt"/>
    </style:style>
    <style:style style:name="P10" style:family="paragraph" style:parent-style-name="Heading_20_3">
      <style:text-properties style:font-name="Liberation Sans" fo:font-weight="normal" style:font-weight-asian="normal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1cm" fo:margin-right="0cm" fo:margin-top="0cm" fo:margin-bottom="0cm" style:contextual-spacing="false" fo:line-height="115%" fo:text-align="justify" style:justify-single-word="false" fo:orphans="2" fo:widows="2" fo:text-indent="-1cm" style:auto-text-indent="false" style:page-number="auto" fo:background-color="transparent"/>
      <style:text-properties style:font-name="Liberation Sans" fo:font-size="11pt" fo:language="es" fo:country="MX" officeooo:paragraph-rsid="0070e1d8" style:font-size-asian="11pt" style:font-size-complex="11pt"/>
    </style:style>
    <style:style style:name="P12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align="justify" style:justify-single-word="false" fo:orphans="2" fo:widows="2" fo:text-indent="-1cm" style:auto-text-indent="false" fo:background-color="transparent"/>
      <style:text-properties officeooo:paragraph-rsid="0075ae0c"/>
    </style:style>
    <style:style style:name="P13" style:family="paragraph" style:parent-style-name="Text_20_body">
      <style:paragraph-properties fo:margin-left="0cm" fo:margin-right="0cm" fo:line-height="100%" fo:text-align="start" style:justify-single-word="false" fo:orphans="2" fo:widows="2" fo:text-indent="0cm" style:auto-text-indent="false"/>
      <style:text-properties style:font-name="Liberation Sans" fo:font-size="11pt" officeooo:paragraph-rsid="0073ca20" style:font-size-asian="11pt" style:font-size-complex="11pt"/>
    </style:style>
    <style:style style:name="P14" style:family="paragraph" style:parent-style-name="Text_20_body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ans" fo:font-size="11pt" fo:letter-spacing="normal" fo:font-style="normal" fo:font-weight="normal" officeooo:rsid="004c639a" officeooo:paragraph-rsid="004c639a" style:font-size-asian="11pt" style:font-size-complex="11pt"/>
    </style:style>
    <style:style style:name="P15" style:family="paragraph" style:parent-style-name="Text_20_body">
      <style:paragraph-properties fo:margin-left="0cm" fo:margin-right="0cm" fo:line-height="10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font-style="normal" fo:font-weight="normal" officeooo:rsid="001a0943" officeooo:paragraph-rsid="00945c18" style:font-size-asian="11pt" style:font-size-complex="11pt"/>
    </style:style>
    <style:style style:name="P16" style:family="paragraph" style:parent-style-name="Text_20_body">
      <style:paragraph-properties fo:margin-left="0cm" fo:margin-right="0cm" fo:line-height="100%" fo:text-align="justify" style:justify-single-word="false" fo:orphans="2" fo:widows="2" fo:text-indent="0cm" style:auto-text-indent="false"/>
      <style:text-properties officeooo:paragraph-rsid="0006cb94"/>
    </style:style>
    <style:style style:name="P17" style:family="paragraph" style:parent-style-name="Text_20_body">
      <style:paragraph-properties fo:margin-left="0cm" fo:margin-right="0cm" fo:line-height="100%" fo:text-align="justify" style:justify-single-word="false" fo:orphans="2" fo:widows="2" fo:text-indent="0cm" style:auto-text-indent="false"/>
      <style:text-properties officeooo:paragraph-rsid="002cf293"/>
    </style:style>
    <style:style style:name="P18" style:family="paragraph" style:parent-style-name="Text_20_body">
      <style:paragraph-properties fo:margin-left="0cm" fo:margin-right="0cm" fo:line-height="100%" fo:text-align="justify" style:justify-single-word="false" fo:orphans="2" fo:widows="2" fo:text-indent="0cm" style:auto-text-indent="false"/>
      <style:text-properties officeooo:paragraph-rsid="00662df9"/>
    </style:style>
    <style:style style:name="P19" style:family="paragraph" style:parent-style-name="Text_20_body">
      <style:paragraph-properties fo:margin-left="0cm" fo:margin-right="0cm" fo:line-height="100%" fo:text-align="justify" style:justify-single-word="false" fo:orphans="2" fo:widows="2" fo:text-indent="0cm" style:auto-text-indent="false"/>
      <style:text-properties officeooo:paragraph-rsid="00904218"/>
    </style:style>
    <style:style style:name="P20" style:family="paragraph" style:parent-style-name="Text_20_body">
      <style:paragraph-properties fo:margin-left="0cm" fo:margin-right="0cm" fo:line-height="100%" fo:text-align="justify" style:justify-single-word="false" fo:orphans="2" fo:widows="2" fo:text-indent="0cm" style:auto-text-indent="false"/>
      <style:text-properties officeooo:paragraph-rsid="0092621d"/>
    </style:style>
    <style:style style:name="P21" style:family="paragraph" style:parent-style-name="Text_20_body">
      <style:paragraph-properties fo:margin-left="0cm" fo:margin-right="0cm" fo:line-height="100%" fo:text-align="start" style:justify-single-word="false" fo:orphans="2" fo:widows="2" fo:text-indent="0cm" style:auto-text-indent="false"/>
      <style:text-properties officeooo:paragraph-rsid="002cf293"/>
    </style:style>
    <style:style style:name="P22" style:family="paragraph" style:parent-style-name="Text_20_body">
      <style:paragraph-properties fo:margin-left="0cm" fo:margin-right="0cm" fo:line-height="100%" fo:text-align="start" style:justify-single-word="false" fo:orphans="2" fo:widows="2" fo:text-indent="0cm" style:auto-text-indent="false"/>
      <style:text-properties officeooo:paragraph-rsid="006e9cbc"/>
    </style:style>
    <style:style style:name="P23" style:family="paragraph" style:parent-style-name="Text_20_body">
      <style:paragraph-properties fo:margin-left="0cm" fo:margin-right="0cm" fo:line-height="100%" fo:text-align="start" style:justify-single-word="false" fo:orphans="2" fo:widows="2" fo:text-indent="0cm" style:auto-text-indent="false"/>
      <style:text-properties officeooo:paragraph-rsid="0036b2c6"/>
    </style:style>
    <style:style style:name="P24" style:family="paragraph" style:parent-style-name="Text_20_body">
      <style:paragraph-properties fo:margin-left="0cm" fo:margin-right="0cm" fo:line-height="100%" fo:text-align="start" style:justify-single-word="false" fo:orphans="2" fo:widows="2" fo:text-indent="0cm" style:auto-text-indent="false"/>
      <style:text-properties officeooo:paragraph-rsid="0074002e"/>
    </style:style>
    <style:style style:name="P25" style:family="paragraph" style:parent-style-name="Text_20_body">
      <style:paragraph-properties fo:margin-left="0cm" fo:margin-right="0cm" fo:line-height="100%" fo:text-align="start" style:justify-single-word="false" fo:orphans="2" fo:widows="2" fo:text-indent="0cm" style:auto-text-indent="false"/>
      <style:text-properties officeooo:paragraph-rsid="007c92e2"/>
    </style:style>
    <style:style style:name="P26" style:family="paragraph" style:parent-style-name="Text_20_body">
      <style:paragraph-properties fo:margin-left="0cm" fo:margin-right="0cm" fo:line-height="100%" fo:text-align="start" style:justify-single-word="false" fo:orphans="2" fo:widows="2" fo:text-indent="0cm" style:auto-text-indent="false"/>
      <style:text-properties officeooo:paragraph-rsid="00904218"/>
    </style:style>
    <style:style style:name="P27" style:family="paragraph" style:parent-style-name="Text_20_body">
      <style:paragraph-properties fo:margin-left="0cm" fo:margin-right="0cm" fo:line-height="100%" fo:text-align="start" style:justify-single-word="false" fo:orphans="2" fo:widows="2" fo:text-indent="0cm" style:auto-text-indent="false"/>
      <style:text-properties officeooo:rsid="0006cb94" officeooo:paragraph-rsid="006edd30"/>
    </style:style>
    <style:style style:name="P28" style:family="paragraph" style:parent-style-name="Text_20_body">
      <style:paragraph-properties fo:margin-left="0cm" fo:margin-right="0cm" fo:line-height="115%" fo:text-align="justify" style:justify-single-word="false" fo:orphans="2" fo:widows="2" fo:text-indent="0cm" style:auto-text-indent="false"/>
    </style:style>
    <style:style style:name="P29" style:family="paragraph" style:parent-style-name="Preformatted_20_Text">
      <style:paragraph-properties fo:margin-left="0cm" fo:margin-right="0cm" fo:line-height="10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Liberation Mono" fo:font-size="11pt" fo:letter-spacing="normal" fo:font-style="normal" fo:font-weight="normal" style:font-size-asian="11pt" style:font-size-complex="11pt"/>
    </style:style>
    <style:style style:name="P30" style:family="paragraph" style:parent-style-name="Preformatted_20_Text">
      <style:paragraph-properties fo:margin-left="0cm" fo:margin-right="0cm" fo:line-height="10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Liberation Mono" fo:font-size="10pt" fo:letter-spacing="normal" fo:font-style="normal" fo:font-weight="normal" style:font-size-asian="10pt" style:font-size-complex="10pt"/>
    </style:style>
    <style:style style:name="P31" style:family="paragraph" style:parent-style-name="Text_20_body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font-variant="normal" fo:text-transform="none" fo:color="#000000" loext:opacity="100%" style:font-name="Liberation Sans" fo:font-size="11pt" fo:letter-spacing="normal" fo:font-style="normal" fo:font-weight="normal" officeooo:paragraph-rsid="0008c85a" style:font-size-asian="11pt" style:font-size-complex="11pt"/>
    </style:style>
    <style:style style:name="P32" style:family="paragraph" style:parent-style-name="Text_20_body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officeooo:paragraph-rsid="0008c85a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Liberation Sans" fo:font-size="11pt" fo:letter-spacing="normal" fo:language="es" fo:country="MX" fo:font-style="normal" fo:font-weight="normal" officeooo:paragraph-rsid="0070e1d8" style:font-size-asian="11pt" style:font-size-complex="11pt"/>
    </style:style>
    <style:style style:name="P34" style:family="paragraph" style:parent-style-name="Heading_20_2">
      <style:paragraph-properties fo:margin-left="0cm" fo:margin-right="0cm" fo:line-height="100%" fo:text-align="justify" style:justify-single-word="false" fo:orphans="2" fo:widows="2" fo:text-indent="0cm" style:auto-text-indent="false"/>
      <style:text-properties fo:font-variant="normal" fo:text-transform="none" fo:color="#808080" loext:opacity="100%" style:font-name="Liberation Sans" fo:font-size="14pt" fo:letter-spacing="normal" fo:font-style="normal" fo:font-weight="normal" officeooo:rsid="0018f814" officeooo:paragraph-rsid="002e0bb6" style:font-name-asian="Songti SC" style:font-size-asian="14pt" style:font-weight-asian="normal" style:font-name-complex="Arial Unicode MS" style:font-size-complex="14pt" style:font-weight-complex="normal"/>
    </style:style>
    <style:style style:name="P35" style:family="paragraph" style:parent-style-name="Heading_20_2">
      <style:paragraph-properties fo:margin-left="0cm" fo:margin-right="0cm" fo:line-height="100%" fo:text-align="justify" style:justify-single-word="false" fo:orphans="2" fo:widows="2" fo:text-indent="0cm" style:auto-text-indent="false"/>
      <style:text-properties fo:font-variant="normal" fo:text-transform="none" fo:color="#808080" loext:opacity="100%" style:font-name="Liberation Sans" fo:font-size="14pt" fo:letter-spacing="normal" fo:font-style="normal" fo:font-weight="normal" officeooo:paragraph-rsid="002e0bb6" style:font-size-asian="14pt" style:font-weight-asian="normal" style:font-size-complex="14pt" style:font-weight-complex="normal"/>
    </style:style>
    <style:style style:name="P36" style:family="paragraph" style:parent-style-name="Standard">
      <style:text-properties style:font-name="Liberation Sans" fo:font-size="11pt" officeooo:rsid="0079213d" officeooo:paragraph-rsid="0079213d" style:font-size-asian="11pt" style:font-size-complex="11pt"/>
    </style:style>
    <style:style style:name="P37" style:family="paragraph" style:parent-style-name="Standard">
      <style:text-properties style:font-name="Liberation Mono" fo:font-size="10pt" style:font-size-asian="10pt" style:font-size-complex="10pt"/>
    </style:style>
    <style:style style:name="P38" style:family="paragraph" style:parent-style-name="Standard">
      <style:text-properties style:font-name="Liberation Mono" fo:font-size="10pt" officeooo:paragraph-rsid="00467340" style:font-size-asian="10pt" style:font-size-complex="10pt"/>
    </style:style>
    <style:style style:name="P39" style:family="paragraph" style:parent-style-name="Preformatted_20_Text">
      <style:paragraph-properties fo:line-height="100%" fo:text-align="justify" style:justify-single-word="false" fo:orphans="2" fo:widows="2"/>
      <style:text-properties fo:font-variant="normal" fo:text-transform="none" fo:color="#000000" loext:opacity="100%" style:font-name="Liberation Mono" fo:font-size="11pt" fo:letter-spacing="normal" fo:font-style="normal" fo:font-weight="normal" style:font-size-asian="11pt" style:font-size-complex="11pt"/>
    </style:style>
    <style:style style:name="P40" style:family="paragraph" style:parent-style-name="Preformatted_20_Text">
      <style:paragraph-properties fo:line-height="100%" fo:text-align="justify" style:justify-single-word="false" fo:orphans="2" fo:widows="2"/>
      <style:text-properties fo:font-variant="normal" fo:text-transform="none" fo:color="#000000" loext:opacity="100%" style:font-name="Liberation Mono" fo:font-size="10pt" fo:letter-spacing="normal" fo:font-style="normal" fo:font-weight="normal" style:font-size-asian="10pt" style:font-size-complex="10pt"/>
    </style:style>
    <style:style style:name="P41" style:family="paragraph" style:parent-style-name="Preformatted_20_Text">
      <style:paragraph-properties fo:line-height="100%" fo:text-align="justify" style:justify-single-word="false" fo:orphans="2" fo:widows="2"/>
      <style:text-properties fo:font-variant="normal" fo:text-transform="none" fo:color="#000000" loext:opacity="100%" style:font-name="Liberation Mono" fo:font-size="10pt" fo:letter-spacing="normal" style:font-size-asian="10pt" style:font-size-complex="10pt"/>
    </style:style>
    <style:style style:name="P42" style:family="paragraph" style:parent-style-name="Preformatted_20_Text">
      <style:paragraph-properties fo:line-height="100%" fo:text-align="justify" style:justify-single-word="false" fo:orphans="2" fo:widows="2"/>
      <style:text-properties style:font-name="Liberation Mono" fo:font-size="10pt" style:font-size-asian="10pt" style:font-size-complex="10pt"/>
    </style:style>
    <style:style style:name="P43" style:family="paragraph" style:parent-style-name="Preformatted_20_Text">
      <style:paragraph-properties fo:line-height="100%" fo:text-align="justify" style:justify-single-word="false" fo:orphans="2" fo:widows="2"/>
      <style:text-properties style:font-name="Liberation Mono" fo:font-size="11pt" style:font-size-asian="11pt" style:font-size-complex="11pt"/>
    </style:style>
    <style:style style:name="P44" style:family="paragraph" style:parent-style-name="Preformatted_20_Text">
      <style:paragraph-properties fo:margin-top="0cm" fo:margin-bottom="0.499cm" style:contextual-spacing="false" fo:line-height="100%" fo:text-align="justify" style:justify-single-word="false" fo:orphans="2" fo:widows="2"/>
      <style:text-properties fo:font-variant="normal" fo:text-transform="none" fo:color="#000000" loext:opacity="100%" style:font-name="Liberation Mono" fo:font-size="11pt" fo:letter-spacing="normal" fo:font-style="normal" fo:font-weight="normal" style:font-size-asian="11pt" style:font-size-complex="11pt"/>
    </style:style>
    <style:style style:name="P45" style:family="paragraph" style:parent-style-name="Preformatted_20_Text">
      <style:paragraph-properties fo:margin-top="0cm" fo:margin-bottom="0.499cm" style:contextual-spacing="false" fo:line-height="100%" fo:text-align="justify" style:justify-single-word="false" fo:orphans="2" fo:widows="2"/>
      <style:text-properties fo:font-variant="normal" fo:text-transform="none" fo:color="#000000" loext:opacity="100%" style:font-name="Liberation Mono" fo:font-size="11pt" fo:letter-spacing="normal" fo:font-style="normal" fo:font-weight="normal" officeooo:paragraph-rsid="0026cede" style:font-size-asian="11pt" style:font-size-complex="11pt"/>
    </style:style>
    <style:style style:name="P46" style:family="paragraph" style:parent-style-name="Preformatted_20_Text">
      <style:paragraph-properties fo:margin-top="0cm" fo:margin-bottom="0.499cm" style:contextual-spacing="false" fo:line-height="100%" fo:text-align="justify" style:justify-single-word="false" fo:orphans="2" fo:widows="2"/>
      <style:text-properties fo:font-variant="normal" fo:text-transform="none" fo:color="#000000" loext:opacity="100%" style:font-name="Liberation Mono" fo:font-size="10pt" fo:letter-spacing="normal" fo:font-style="normal" fo:font-weight="normal" style:font-size-asian="10pt" style:font-size-complex="10pt"/>
    </style:style>
    <style:style style:name="P47" style:family="paragraph" style:parent-style-name="Heading_20_2">
      <style:text-properties fo:font-variant="normal" fo:text-transform="none" fo:color="#808080" loext:opacity="100%" style:font-name="Liberation Sans" fo:font-size="14pt" fo:letter-spacing="normal" fo:font-style="normal" fo:font-weight="normal" style:font-name-asian="Songti SC" style:font-size-asian="14pt" style:font-weight-asian="normal" style:font-name-complex="Arial Unicode MS" style:font-size-complex="14pt" style:font-weight-complex="normal"/>
    </style:style>
    <style:style style:name="P48" style:family="paragraph" style:parent-style-name="Heading_20_2">
      <style:text-properties fo:font-variant="normal" fo:text-transform="none" fo:color="#808080" loext:opacity="100%" style:font-name="Liberation Sans" fo:font-size="14pt" fo:letter-spacing="normal" fo:font-style="normal" fo:font-weight="normal" officeooo:rsid="00353c42" style:font-name-asian="Songti SC" style:font-size-asian="14pt" style:font-weight-asian="normal" style:font-name-complex="Arial Unicode MS" style:font-size-complex="14pt" style:font-weight-complex="normal"/>
    </style:style>
    <style:style style:name="P49" style:family="paragraph" style:parent-style-name="Heading_20_2">
      <style:text-properties fo:font-variant="normal" fo:text-transform="none" fo:color="#808080" loext:opacity="100%" style:font-name="Liberation Sans" fo:font-size="14pt" fo:letter-spacing="normal" fo:font-style="normal" fo:font-weight="normal" officeooo:rsid="005bd48a" officeooo:paragraph-rsid="0071e341" style:font-name-asian="Songti SC" style:font-size-asian="14pt" style:font-weight-asian="normal" style:font-name-complex="Arial Unicode MS" style:font-size-complex="14pt" style:font-weight-complex="normal"/>
    </style:style>
    <style:style style:name="P50" style:family="paragraph" style:parent-style-name="Heading_20_2">
      <style:text-properties fo:color="#c0c0c0" loext:opacity="100%" style:font-name="Liberation Sans" fo:font-size="14pt" fo:font-weight="normal" style:font-size-asian="14pt" style:font-weight-asian="normal" style:font-size-complex="14pt" style:font-weight-complex="normal"/>
    </style:style>
    <style:style style:name="P51" style:family="paragraph" style:parent-style-name="Heading_20_2">
      <style:text-properties fo:color="#808080" loext:opacity="100%" style:font-name="Liberation Sans" fo:font-size="14pt" fo:font-weight="normal" officeooo:paragraph-rsid="0070e1d8" style:font-size-asian="14pt" style:font-weight-asian="normal" style:font-size-complex="14pt" style:font-weight-complex="normal"/>
    </style:style>
    <style:style style:name="P5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54" style:family="paragraph" style:parent-style-name="Contents_20_3">
      <style:paragraph-properties>
        <style:tab-stops>
          <style:tab-stop style:position="16.589cm" style:type="right" style:leader-style="dotted" style:leader-text="."/>
        </style:tab-stops>
      </style:paragraph-properties>
    </style:style>
    <style:style style:name="T1" style:family="text">
      <style:text-properties style:font-name="Liberation Mono"/>
    </style:style>
    <style:style style:name="T2" style:family="text">
      <style:text-properties style:font-name="Liberation Mono" fo:font-style="italic" style:font-style-asian="italic" style:font-style-complex="italic"/>
    </style:style>
    <style:style style:name="T3" style:family="text">
      <style:text-properties style:font-name="Liberation Mono" fo:font-size="10pt" style:font-size-asian="10pt" style:font-size-complex="10pt"/>
    </style:style>
    <style:style style:name="T4" style:family="text">
      <style:text-properties style:font-name="Liberation Mono" officeooo:rsid="000616f3"/>
    </style:style>
    <style:style style:name="T5" style:family="text">
      <style:text-properties fo:color="#808080" loext:opacity="100%" style:font-name="Liberation Mono" officeooo:rsid="001b88e7"/>
    </style:style>
    <style:style style:name="T6" style:family="text">
      <style:text-properties fo:color="#808080" loext:opacity="100%" style:font-name="Liberation Mono" fo:font-weight="bold" officeooo:rsid="00ec2012" style:font-name-asian="Songti SC" style:font-weight-asian="bold" style:font-name-complex="Arial Unicode MS" style:font-weight-complex="bold"/>
    </style:style>
    <style:style style:name="T7" style:family="text">
      <style:text-properties fo:color="#808080" loext:opacity="100%" officeooo:rsid="002058c6"/>
    </style:style>
    <style:style style:name="T8" style:family="text">
      <style:text-properties fo:color="#808080" loext:opacity="100%" style:font-name="Liberation Mono1" fo:font-weight="bold" officeooo:rsid="002058c6" style:font-weight-asian="bold" style:font-weight-complex="bold"/>
    </style:style>
    <style:style style:name="T9" style:family="text">
      <style:text-properties fo:color="#808080" loext:opacity="100%" style:font-name="Liberation Mono1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color="#000000" loext:opacity="100%" officeooo:rsid="002058c6"/>
    </style:style>
    <style:style style:name="T11" style:family="text">
      <style:text-properties fo:color="#000000" loext:opacity="100%" officeooo:rsid="004fd333" style:font-name-asian="Songti SC" style:font-style-asian="normal" style:font-weight-asian="normal" style:font-name-complex="Arial Unicode MS" style:font-style-complex="normal" style:font-weight-complex="normal"/>
    </style:style>
    <style:style style:name="T12" style:family="text">
      <style:text-properties fo:color="#000000" loext:opacity="100%" officeooo:rsid="00ec2012" style:font-name-asian="Songti SC" style:font-weight-asian="bold" style:font-name-complex="Arial Unicode MS" style:font-weight-complex="bold"/>
    </style:style>
    <style:style style:name="T13" style:family="text">
      <style:text-properties fo:color="#000000" loext:opacity="100%" officeooo:rsid="009d98c0" style:font-name-asian="Songti SC" style:font-weight-asian="bold" style:font-name-complex="Arial Unicode MS" style:font-weight-complex="bold"/>
    </style:style>
    <style:style style:name="T14" style:family="text">
      <style:text-properties fo:color="#000000" loext:opacity="100%" officeooo:rsid="0070e1d8" style:font-name-asian="Songti SC" style:font-weight-asian="bold" style:font-name-complex="Arial Unicode MS" style:font-weight-complex="bold"/>
    </style:style>
    <style:style style:name="T15" style:family="text">
      <style:text-properties fo:color="#0000ff" loext:opacity="100%" style:font-name="Liberation Sans" fo:font-weight="bold" officeooo:rsid="002058c6" style:font-weight-asian="bold" style:font-weight-complex="bold"/>
    </style:style>
    <style:style style:name="T16" style:family="text">
      <style:text-properties fo:color="#4169e1" loext:opacity="100%" style:font-name="Liberation Sans" fo:font-weight="bold" officeooo:rsid="004a0ac4" style:font-weight-asian="bold" style:font-weight-complex="bold"/>
    </style:style>
    <style:style style:name="T17" style:family="text">
      <style:text-properties fo:color="#4169e1" loext:opacity="100%" fo:font-weight="bold" officeooo:rsid="00ec2012" style:font-name-asian="Songti SC" style:font-weight-asian="bold" style:font-name-complex="Arial Unicode MS" style:font-weight-complex="bold"/>
    </style:style>
    <style:style style:name="T18" style:family="text">
      <style:text-properties fo:color="#4169e1" loext:opacity="100%" fo:font-weight="bold" officeooo:rsid="0070e1d8" style:font-name-asian="Songti SC" style:font-weight-asian="bold" style:font-name-complex="Arial Unicode MS" style:font-weight-complex="bold"/>
    </style:style>
    <style:style style:name="T19" style:family="text">
      <style:text-properties fo:font-style="normal" fo:font-weight="normal"/>
    </style:style>
    <style:style style:name="T20" style:family="text">
      <style:text-properties fo:font-variant="normal" fo:text-transform="none" fo:color="#000000" loext:opacity="100%" style:font-name="sans-serif" fo:font-size="11pt" fo:letter-spacing="normal" fo:font-style="normal" fo:font-weight="normal" style:font-size-asian="11pt" style:font-size-complex="11pt"/>
    </style:style>
    <style:style style:name="T2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06cb94" style:font-size-asian="11pt" style:font-size-complex="11pt"/>
    </style:style>
    <style:style style:name="T2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074bd1" style:font-size-asian="11pt" style:font-size-complex="11pt"/>
    </style:style>
    <style:style style:name="T2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08c85a" style:font-size-asian="11pt" style:font-size-complex="11pt"/>
    </style:style>
    <style:style style:name="T2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0e62f8" style:font-size-asian="11pt" style:font-size-complex="11pt"/>
    </style:style>
    <style:style style:name="T2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4766e" style:font-size-asian="11pt" style:font-size-complex="11pt"/>
    </style:style>
    <style:style style:name="T2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704d8" style:font-size-asian="11pt" style:font-size-complex="11pt"/>
    </style:style>
    <style:style style:name="T2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91a78" style:font-size-asian="11pt" style:font-size-complex="11pt"/>
    </style:style>
    <style:style style:name="T2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941ee" style:font-size-asian="11pt" style:font-size-complex="11pt"/>
    </style:style>
    <style:style style:name="T2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f2edf" style:font-size-asian="11pt" style:font-size-complex="11pt"/>
    </style:style>
    <style:style style:name="T3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1912d" style:font-size-asian="11pt" style:font-size-complex="11pt"/>
    </style:style>
    <style:style style:name="T3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311e5" style:font-size-asian="11pt" style:font-size-complex="11pt"/>
    </style:style>
    <style:style style:name="T3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591ae" style:font-size-asian="11pt" style:font-size-complex="11pt"/>
    </style:style>
    <style:style style:name="T3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567b80" style:font-size-asian="11pt" style:font-size-complex="11pt"/>
    </style:style>
    <style:style style:name="T3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2b2f3" style:font-size-asian="11pt" style:font-size-complex="11pt"/>
    </style:style>
    <style:style style:name="T3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6dea1" style:font-size-asian="11pt" style:font-size-complex="11pt"/>
    </style:style>
    <style:style style:name="T3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62df9" style:font-size-asian="11pt" style:font-size-complex="11pt"/>
    </style:style>
    <style:style style:name="T3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8ac3c" style:font-size-asian="11pt" style:font-size-complex="11pt"/>
    </style:style>
    <style:style style:name="T3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e9cbc" style:font-size-asian="11pt" style:font-size-complex="11pt"/>
    </style:style>
    <style:style style:name="T3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edd30" style:font-size-asian="11pt" style:font-size-complex="11pt"/>
    </style:style>
    <style:style style:name="T4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70e1d8" style:font-size-asian="11pt" style:font-size-complex="11pt"/>
    </style:style>
    <style:style style:name="T4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74002e" style:font-size-asian="11pt" style:font-size-complex="11pt"/>
    </style:style>
    <style:style style:name="T4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75ae0c" style:font-size-asian="11pt" style:font-size-complex="11pt"/>
    </style:style>
    <style:style style:name="T4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76e12d" style:font-size-asian="11pt" style:font-size-complex="11pt"/>
    </style:style>
    <style:style style:name="T4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79213d" style:font-size-asian="11pt" style:font-size-complex="11pt"/>
    </style:style>
    <style:style style:name="T4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8df0c8" style:font-size-asian="11pt" style:font-size-complex="11pt"/>
    </style:style>
    <style:style style:name="T4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8ef679" style:font-size-asian="11pt" style:font-size-complex="11pt"/>
    </style:style>
    <style:style style:name="T4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92621d" style:font-size-asian="11pt" style:font-size-complex="11pt"/>
    </style:style>
    <style:style style:name="T4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96e18a" style:font-size-asian="11pt" style:font-size-complex="11pt"/>
    </style:style>
    <style:style style:name="T4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99ecb3" style:font-size-asian="11pt" style:font-size-complex="11pt"/>
    </style:style>
    <style:style style:name="T5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9c0b59" style:font-size-asian="11pt" style:font-size-complex="11pt"/>
    </style:style>
    <style:style style:name="T5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06cb94" style:font-size-asian="11pt" style:font-style-asian="normal" style:font-size-complex="11pt" style:font-style-complex="normal"/>
    </style:style>
    <style:style style:name="T5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acc2f" style:font-size-asian="11pt" style:font-style-asian="normal" style:font-size-complex="11pt" style:font-style-complex="normal"/>
    </style:style>
    <style:style style:name="T5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941ee" style:font-size-asian="11pt" style:font-style-asian="normal" style:font-size-complex="11pt" style:font-style-complex="normal"/>
    </style:style>
    <style:style style:name="T5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da1ea" style:font-size-asian="11pt" style:font-style-asian="normal" style:font-size-complex="11pt" style:font-style-complex="normal"/>
    </style:style>
    <style:style style:name="T5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567b80" style:font-size-asian="11pt" style:font-style-asian="normal" style:font-size-complex="11pt" style:font-style-complex="normal"/>
    </style:style>
    <style:style style:name="T5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e9cbc" style:font-size-asian="11pt" style:font-style-asian="normal" style:font-size-complex="11pt" style:font-style-complex="normal"/>
    </style:style>
    <style:style style:name="T5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74002e" style:font-size-asian="11pt" style:font-style-asian="normal" style:font-size-complex="11pt" style:font-style-complex="normal"/>
    </style:style>
    <style:style style:name="T5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08c85a" style:font-size-asian="11pt" style:font-style-asian="normal" style:font-size-complex="11pt" style:font-style-complex="normal"/>
    </style:style>
    <style:style style:name="T5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1912d" style:font-name-asian="Liberation Mono1" style:font-size-asian="11pt" style:font-name-complex="Liberation Mono1" style:font-size-complex="11pt"/>
    </style:style>
    <style:style style:name="T6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7c646e" style:font-name-asian="Liberation Mono1" style:font-size-asian="11pt" style:font-name-complex="Liberation Mono1" style:font-size-complex="11pt"/>
    </style:style>
    <style:style style:name="T61" style:family="text">
      <style:text-properties fo:font-variant="normal" fo:text-transform="none" fo:color="#000000" loext:opacity="100%" style:font-name="sans-serif" fo:font-size="11pt" fo:letter-spacing="normal" fo:font-style="normal" style:text-underline-style="none" fo:font-weight="normal" officeooo:rsid="0006cb94" style:font-size-asian="11pt" style:font-size-complex="11pt"/>
    </style:style>
    <style:style style:name="T62" style:family="text">
      <style:text-properties fo:font-variant="normal" fo:text-transform="none" fo:color="#000000" loext:opacity="100%" style:font-name="sans-serif" fo:font-size="11pt" fo:letter-spacing="normal" fo:font-style="normal" style:text-underline-style="none" fo:font-weight="normal" officeooo:rsid="004b4595" style:font-size-asian="11pt" style:font-size-complex="11pt"/>
    </style:style>
    <style:style style:name="T63" style:family="text">
      <style:text-properties fo:font-variant="normal" fo:text-transform="none" fo:color="#000000" loext:opacity="100%" style:font-name="sans-serif" fo:font-size="11pt" fo:letter-spacing="normal" fo:font-style="italic" fo:font-weight="normal" officeooo:rsid="0006cb94" style:font-size-asian="11pt" style:font-size-complex="11pt"/>
    </style:style>
    <style:style style:name="T64" style:family="text">
      <style:text-properties fo:font-variant="normal" fo:text-transform="none" fo:color="#000000" loext:opacity="100%" style:font-name="sans-serif" fo:font-size="11pt" fo:letter-spacing="normal" fo:font-style="italic" fo:font-weight="normal" style:font-size-asian="11pt" style:font-style-asian="italic" style:font-size-complex="11pt" style:font-style-complex="italic"/>
    </style:style>
    <style:style style:name="T65" style:family="text">
      <style:text-properties fo:font-variant="normal" fo:text-transform="none" fo:color="#000000" loext:opacity="100%" style:font-name="sans-serif" fo:font-size="11pt" fo:letter-spacing="normal" fo:font-style="italic" fo:font-weight="normal" officeooo:rsid="0006cb94" style:font-size-asian="11pt" style:font-style-asian="italic" style:font-size-complex="11pt" style:font-style-complex="italic"/>
    </style:style>
    <style:style style:name="T66" style:family="text">
      <style:text-properties fo:font-variant="normal" fo:text-transform="none" fo:color="#000000" loext:opacity="100%" style:font-name="Liberation Sans" fo:font-size="11pt" fo:letter-spacing="normal" fo:font-style="normal" fo:font-weight="normal" style:font-size-asian="11pt" style:font-size-complex="11pt"/>
    </style:style>
    <style:style style:name="T67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0616f3" style:font-size-asian="11pt" style:font-size-complex="11pt"/>
    </style:style>
    <style:style style:name="T68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a1dc4" style:font-size-asian="11pt" style:font-size-complex="11pt"/>
    </style:style>
    <style:style style:name="T69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06cb94" style:font-size-asian="11pt" style:font-size-complex="11pt"/>
    </style:style>
    <style:style style:name="T70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058c6" style:font-size-asian="11pt" style:font-size-complex="11pt"/>
    </style:style>
    <style:style style:name="T71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22d73" style:font-size-asian="11pt" style:font-size-complex="11pt"/>
    </style:style>
    <style:style style:name="T72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6110b" style:font-size-asian="11pt" style:font-size-complex="11pt"/>
    </style:style>
    <style:style style:name="T73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3df57" style:font-size-asian="11pt" style:font-size-complex="11pt"/>
    </style:style>
    <style:style style:name="T74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6cede" style:font-size-asian="11pt" style:font-size-complex="11pt"/>
    </style:style>
    <style:style style:name="T75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895b0" style:font-size-asian="11pt" style:font-size-complex="11pt"/>
    </style:style>
    <style:style style:name="T76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2cf293" style:font-size-asian="11pt" style:font-size-complex="11pt"/>
    </style:style>
    <style:style style:name="T77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41912d" style:font-size-asian="11pt" style:font-size-complex="11pt"/>
    </style:style>
    <style:style style:name="T78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413069" style:font-size-asian="11pt" style:font-size-complex="11pt"/>
    </style:style>
    <style:style style:name="T79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33953c" style:font-size-asian="11pt" style:font-size-complex="11pt"/>
    </style:style>
    <style:style style:name="T80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559e36" style:font-size-asian="11pt" style:font-size-complex="11pt"/>
    </style:style>
    <style:style style:name="T81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4c639a" style:font-size-asian="11pt" style:font-size-complex="11pt"/>
    </style:style>
    <style:style style:name="T82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57f871" style:font-size-asian="11pt" style:font-size-complex="11pt"/>
    </style:style>
    <style:style style:name="T83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70e1d8" style:font-size-asian="11pt" style:font-size-complex="11pt"/>
    </style:style>
    <style:style style:name="T84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74002e" style:font-size-asian="11pt" style:font-size-complex="11pt"/>
    </style:style>
    <style:style style:name="T85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7c646e" style:font-size-asian="11pt" style:font-size-complex="11pt"/>
    </style:style>
    <style:style style:name="T86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7c92e2" style:font-size-asian="11pt" style:font-size-complex="11pt"/>
    </style:style>
    <style:style style:name="T87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80c164" style:font-size-asian="11pt" style:font-size-complex="11pt"/>
    </style:style>
    <style:style style:name="T88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81820a" style:font-size-asian="11pt" style:font-size-complex="11pt"/>
    </style:style>
    <style:style style:name="T89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06cb94" style:font-size-asian="11pt" style:font-style-asian="normal" style:font-size-complex="11pt" style:font-style-complex="normal"/>
    </style:style>
    <style:style style:name="T90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99ecb3" style:font-size-asian="11pt" style:font-style-asian="normal" style:font-size-complex="11pt" style:font-style-complex="normal"/>
    </style:style>
    <style:style style:name="T91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74002e" style:font-size-asian="11pt" style:font-style-asian="normal" style:font-size-complex="11pt" style:font-style-complex="normal"/>
    </style:style>
    <style:style style:name="T92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662df9" style:font-name-asian="Liberation Serif1" style:font-size-asian="11pt" style:font-name-complex="Liberation Serif1" style:font-size-complex="11pt"/>
    </style:style>
    <style:style style:name="T93" style:family="text">
      <style:text-properties fo:font-variant="normal" fo:text-transform="none" fo:color="#000000" loext:opacity="100%" style:font-name="Liberation Sans" fo:font-size="11pt" fo:letter-spacing="normal" fo:font-style="normal" style:text-underline-style="none" fo:font-weight="normal" officeooo:rsid="0006cb94" style:font-size-asian="11pt" style:font-size-complex="11pt"/>
    </style:style>
    <style:style style:name="T94" style:family="text">
      <style:text-properties fo:font-variant="normal" fo:text-transform="none" fo:color="#000000" loext:opacity="100%" style:font-name="Liberation Sans" fo:font-size="11pt" fo:letter-spacing="normal" fo:font-style="italic" fo:font-weight="normal" style:font-size-asian="11pt" style:font-style-asian="italic" style:font-size-complex="11pt" style:font-style-complex="italic"/>
    </style:style>
    <style:style style:name="T95" style:family="text">
      <style:text-properties fo:font-variant="normal" fo:text-transform="none" fo:color="#000000" loext:opacity="100%" style:font-name="Liberation Sans" fo:letter-spacing="normal" fo:font-style="normal" fo:font-weight="normal" officeooo:rsid="000616f3"/>
    </style:style>
    <style:style style:name="T96" style:family="text">
      <style:text-properties fo:font-variant="normal" fo:text-transform="none" fo:color="#000000" loext:opacity="100%" style:font-name="Liberation Sans" fo:letter-spacing="normal" fo:font-style="normal" fo:font-weight="normal" officeooo:rsid="00222d73"/>
    </style:style>
    <style:style style:name="T97" style:family="text">
      <style:text-properties fo:font-variant="normal" fo:text-transform="none" fo:color="#000000" loext:opacity="100%" style:font-name="Liberation Sans" fo:letter-spacing="normal" fo:font-style="normal" fo:font-weight="normal" officeooo:rsid="006c2551"/>
    </style:style>
    <style:style style:name="T98" style:family="text">
      <style:text-properties fo:font-variant="normal" fo:text-transform="none" fo:color="#000000" loext:opacity="100%" style:font-name="Liberation Sans" fo:font-size="18pt" fo:letter-spacing="normal" fo:font-style="normal" fo:font-weight="bold" officeooo:rsid="000616f3" style:font-size-asian="18pt" style:font-weight-asian="bold" style:font-size-complex="18pt" style:font-weight-complex="bold"/>
    </style:style>
    <style:style style:name="T99" style:family="text">
      <style:text-properties fo:font-variant="normal" fo:text-transform="none" fo:color="#000000" loext:opacity="100%" style:font-name="Liberation Sans" fo:font-size="18pt" fo:letter-spacing="normal" fo:font-style="normal" fo:font-weight="bold" officeooo:rsid="0011bc16" style:font-size-asian="18pt" style:font-weight-asian="bold" style:font-size-complex="18pt" style:font-weight-complex="bold"/>
    </style:style>
    <style:style style:name="T100" style:family="text">
      <style:text-properties fo:font-variant="normal" fo:text-transform="none" fo:color="#000000" loext:opacity="100%" style:font-name="Liberation Mono" fo:font-size="11pt" fo:letter-spacing="normal" fo:font-style="normal" fo:font-weight="normal" style:font-size-asian="11pt" style:font-size-complex="11pt"/>
    </style:style>
    <style:style style:name="T101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06cb94" style:font-size-asian="11pt" style:font-size-complex="11pt"/>
    </style:style>
    <style:style style:name="T102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33953c" style:font-size-asian="11pt" style:font-size-complex="11pt"/>
    </style:style>
    <style:style style:name="T103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4311e5" style:font-size-asian="11pt" style:font-size-complex="11pt"/>
    </style:style>
    <style:style style:name="T104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06cb94" style:font-size-asian="11pt" style:font-style-asian="normal" style:font-size-complex="11pt" style:font-style-complex="normal"/>
    </style:style>
    <style:style style:name="T105" style:family="text">
      <style:text-properties fo:font-variant="normal" fo:text-transform="none" fo:color="#000000" loext:opacity="100%" style:font-name="Liberation Mono" fo:font-size="11pt" fo:letter-spacing="normal" fo:font-style="italic" fo:font-weight="normal" style:font-size-asian="11pt" style:font-style-asian="italic" style:font-size-complex="11pt" style:font-style-complex="italic"/>
    </style:style>
    <style:style style:name="T106" style:family="text">
      <style:text-properties fo:font-variant="normal" fo:text-transform="none" fo:color="#000000" loext:opacity="100%" style:font-name="Liberation Mono" fo:font-size="11pt" fo:letter-spacing="normal" fo:font-style="italic" fo:font-weight="normal" officeooo:rsid="0006cb94" style:font-size-asian="11pt" style:font-style-asian="italic" style:font-size-complex="11pt" style:font-style-complex="italic"/>
    </style:style>
    <style:style style:name="T107" style:family="text">
      <style:text-properties fo:font-variant="normal" fo:text-transform="none" fo:color="#000000" loext:opacity="100%" style:font-name="Liberation Mono" fo:letter-spacing="normal" fo:font-style="normal" fo:font-weight="normal" officeooo:rsid="000616f3"/>
    </style:style>
    <style:style style:name="T108" style:family="text">
      <style:text-properties fo:font-variant="normal" fo:text-transform="none" fo:color="#000000" loext:opacity="100%" fo:letter-spacing="normal" fo:font-style="normal" fo:font-weight="normal"/>
    </style:style>
    <style:style style:name="T109" style:family="text">
      <style:text-properties fo:font-variant="normal" fo:text-transform="none" fo:color="#000000" loext:opacity="100%" fo:letter-spacing="normal" fo:font-style="normal" fo:font-weight="normal" officeooo:rsid="000f33b9" style:font-name-asian="Liberation Mono1" style:font-name-complex="Liberation Mono1"/>
    </style:style>
    <style:style style:name="T110" style:family="text">
      <style:text-properties fo:font-variant="normal" fo:text-transform="none" fo:color="#000000" loext:opacity="100%" fo:letter-spacing="normal" fo:font-style="normal" fo:font-weight="normal" officeooo:rsid="000616f3"/>
    </style:style>
    <style:style style:name="T111" style:family="text">
      <style:text-properties fo:font-variant="normal" fo:text-transform="none" fo:color="#000000" loext:opacity="100%" fo:letter-spacing="normal" fo:font-style="normal" fo:font-weight="normal" officeooo:rsid="000e62f8"/>
    </style:style>
    <style:style style:name="T112" style:family="text">
      <style:text-properties fo:font-variant="normal" fo:text-transform="none" fo:color="#000000" loext:opacity="100%" fo:letter-spacing="normal" fo:font-style="normal" fo:font-weight="normal" officeooo:rsid="002058c6"/>
    </style:style>
    <style:style style:name="T113" style:family="text">
      <style:text-properties fo:font-variant="normal" fo:text-transform="none" fo:color="#000000" loext:opacity="100%" fo:letter-spacing="normal" fo:font-style="normal" fo:font-weight="normal" officeooo:rsid="00222d73"/>
    </style:style>
    <style:style style:name="T114" style:family="text">
      <style:text-properties fo:font-variant="normal" fo:text-transform="none" fo:color="#000000" loext:opacity="100%" fo:letter-spacing="normal" fo:font-style="normal" fo:font-weight="normal" officeooo:rsid="0023df57"/>
    </style:style>
    <style:style style:name="T115" style:family="text">
      <style:text-properties fo:font-variant="normal" fo:text-transform="none" fo:color="#000000" loext:opacity="100%" fo:letter-spacing="normal" fo:font-style="normal" fo:font-weight="normal" officeooo:rsid="0026110b"/>
    </style:style>
    <style:style style:name="T116" style:family="text">
      <style:text-properties fo:font-variant="normal" fo:text-transform="none" fo:color="#000000" loext:opacity="100%" fo:letter-spacing="normal" fo:font-style="normal" fo:font-weight="normal" officeooo:rsid="001efc28"/>
    </style:style>
    <style:style style:name="T117" style:family="text">
      <style:text-properties fo:font-variant="normal" fo:text-transform="none" fo:color="#000000" loext:opacity="100%" fo:letter-spacing="normal" fo:font-style="normal" fo:font-weight="normal" officeooo:rsid="00567b80"/>
    </style:style>
    <style:style style:name="T118" style:family="text">
      <style:text-properties fo:font-variant="normal" fo:text-transform="none" fo:color="#000000" loext:opacity="100%" fo:letter-spacing="normal" fo:font-style="normal" fo:font-weight="normal" officeooo:rsid="006c2551"/>
    </style:style>
    <style:style style:name="T119" style:family="text">
      <style:text-properties fo:font-variant="normal" fo:text-transform="none" fo:color="#000000" loext:opacity="100%" fo:letter-spacing="normal" fo:font-style="normal" fo:font-weight="normal" officeooo:rsid="0073ca20"/>
    </style:style>
    <style:style style:name="T120" style:family="text">
      <style:text-properties fo:font-variant="normal" fo:text-transform="none" fo:color="#000000" loext:opacity="100%" fo:letter-spacing="normal" fo:font-style="normal" fo:font-weight="normal" officeooo:rsid="0080c164"/>
    </style:style>
    <style:style style:name="T121" style:family="text">
      <style:text-properties fo:font-variant="normal" fo:text-transform="none" fo:color="#000000" loext:opacity="100%" style:font-name="Liberation Serif" fo:font-size="11pt" fo:letter-spacing="normal" fo:font-style="normal" fo:font-weight="normal" officeooo:rsid="0014766e" style:font-size-asian="11pt" style:font-size-complex="11pt"/>
    </style:style>
    <style:style style:name="T122" style:family="text">
      <style:text-properties fo:font-variant="normal" fo:text-transform="none" fo:color="#000000" loext:opacity="100%" style:font-name="Liberation Serif" fo:font-size="11pt" fo:letter-spacing="normal" fo:font-style="normal" fo:font-weight="normal" officeooo:rsid="0006cb94" style:font-size-asian="11pt" style:font-size-complex="11pt"/>
    </style:style>
    <style:style style:name="T123" style:family="text">
      <style:text-properties fo:font-variant="normal" fo:text-transform="none" fo:color="#000000" loext:opacity="100%" style:font-name="Liberation Serif" fo:font-size="11pt" fo:letter-spacing="normal" fo:font-style="italic" fo:font-weight="normal" officeooo:rsid="0006cb94" style:font-size-asian="11pt" style:font-style-asian="italic" style:font-size-complex="11pt" style:font-style-complex="italic"/>
    </style:style>
    <style:style style:name="T124" style:family="text">
      <style:text-properties fo:font-variant="normal" fo:text-transform="none" fo:color="#000000" loext:opacity="100%" style:font-name="Liberation Mono1" fo:font-size="11pt" fo:letter-spacing="normal" fo:font-style="normal" fo:font-weight="normal" style:font-size-asian="11pt" style:font-size-complex="11pt"/>
    </style:style>
    <style:style style:name="T125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06cb94" style:font-size-asian="11pt" style:font-size-complex="11pt"/>
    </style:style>
    <style:style style:name="T126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5acfc4" style:font-size-asian="11pt" style:font-size-complex="11pt"/>
    </style:style>
    <style:style style:name="T127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64f5d4" style:font-size-asian="11pt" style:font-size-complex="11pt"/>
    </style:style>
    <style:style style:name="T128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662df9" style:font-size-asian="11pt" style:font-size-complex="11pt"/>
    </style:style>
    <style:style style:name="T129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66dea1" style:font-size-asian="11pt" style:font-size-complex="11pt"/>
    </style:style>
    <style:style style:name="T130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69f22e" style:font-size-asian="11pt" style:font-size-complex="11pt"/>
    </style:style>
    <style:style style:name="T131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74002e" style:font-size-asian="11pt" style:font-style-asian="normal" style:font-size-complex="11pt" style:font-style-complex="normal"/>
    </style:style>
    <style:style style:name="T132" style:family="text">
      <style:text-properties fo:font-variant="normal" fo:text-transform="none" fo:color="#000000" loext:opacity="100%" style:font-name="Liberation Mono1" fo:font-size="11pt" fo:letter-spacing="normal" fo:font-style="normal" fo:font-weight="normal" officeooo:rsid="0041912d" style:font-size-asian="11pt" style:font-style-asian="normal" style:font-size-complex="11pt" style:font-style-complex="normal"/>
    </style:style>
    <style:style style:name="T133" style:family="text">
      <style:text-properties fo:font-variant="normal" fo:text-transform="none" fo:color="#000000" loext:opacity="100%" style:font-name="SF Pro Text" fo:letter-spacing="normal" fo:font-style="normal" fo:font-weight="normal"/>
    </style:style>
    <style:style style:name="T134" style:family="text">
      <style:text-properties fo:font-variant="normal" fo:text-transform="none" fo:color="#000000" loext:opacity="100%" style:font-name="SF Pro Text" fo:letter-spacing="normal" fo:font-style="italic" fo:font-weight="normal"/>
    </style:style>
    <style:style style:name="T135" style:family="text">
      <style:text-properties fo:font-variant="normal" fo:text-transform="none" fo:color="#000000" loext:opacity="100%" style:font-name="SF Pro Text" fo:letter-spacing="normal" fo:font-style="italic" fo:font-weight="normal" officeooo:rsid="00b256c3"/>
    </style:style>
    <style:style style:name="T136" style:family="text">
      <style:text-properties fo:font-variant="normal" fo:text-transform="none" fo:color="#800080" loext:opacity="100%" style:font-name="sans-serif" fo:font-size="11pt" fo:letter-spacing="normal" fo:font-style="normal" fo:font-weight="normal" style:font-size-asian="11pt" style:font-size-complex="11pt"/>
    </style:style>
    <style:style style:name="T137" style:family="text">
      <style:text-properties fo:font-variant="normal" fo:text-transform="none" fo:color="#808080" loext:opacity="100%" style:font-name="Liberation Mono" fo:letter-spacing="normal" fo:font-style="normal" fo:font-weight="bold" officeooo:rsid="001efc28" style:font-weight-asian="bold" style:font-weight-complex="bold"/>
    </style:style>
    <style:style style:name="T138" style:family="text">
      <style:text-properties fo:font-variant="normal" fo:text-transform="none" fo:color="#808080" loext:opacity="100%" style:font-name="Liberation Mono" fo:font-size="11pt" fo:letter-spacing="normal" fo:font-style="normal" fo:font-weight="bold" officeooo:rsid="002895b0" fo:background-color="transparent" loext:char-shading-value="0" style:font-size-asian="11pt" style:font-weight-asian="bold" style:font-size-complex="11pt" style:font-weight-complex="bold"/>
    </style:style>
    <style:style style:name="T139" style:family="text">
      <style:text-properties fo:font-variant="normal" fo:text-transform="none" fo:color="#808080" loext:opacity="100%" style:font-name="Liberation Mono" fo:font-size="11pt" fo:letter-spacing="normal" fo:font-style="normal" fo:font-weight="normal" style:font-size-asian="11pt" style:font-size-complex="11pt"/>
    </style:style>
    <style:style style:name="T140" style:family="text">
      <style:text-properties fo:font-variant="normal" fo:text-transform="none" fo:color="#808080" loext:opacity="100%" style:font-name="Liberation Mono1" fo:font-size="11pt" fo:letter-spacing="normal" fo:font-style="normal" fo:font-weight="normal" officeooo:rsid="0006cb94" style:font-size-asian="11pt" style:font-size-complex="11pt"/>
    </style:style>
    <style:style style:name="T141" style:family="text">
      <style:text-properties fo:font-variant="normal" fo:text-transform="none" fo:color="#808080" loext:opacity="100%" style:font-name="Liberation Sans" fo:font-size="11pt" fo:letter-spacing="normal" fo:font-style="normal" fo:font-weight="normal" officeooo:rsid="0006cb94" style:font-size-asian="11pt" style:font-size-complex="11pt"/>
    </style:style>
    <style:style style:name="T142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02895b0" fo:background-color="transparent" loext:char-shading-value="0" style:font-size-asian="11pt" style:font-size-complex="11pt"/>
    </style:style>
    <style:style style:name="T143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02b149c" fo:background-color="transparent" loext:char-shading-value="0" style:font-size-asian="11pt" style:font-size-complex="11pt"/>
    </style:style>
    <style:style style:name="T144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02cf293" fo:background-color="transparent" loext:char-shading-value="0" style:font-size-asian="11pt" style:font-size-complex="11pt"/>
    </style:style>
    <style:style style:name="T145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073ca20" fo:background-color="transparent" loext:char-shading-value="0" style:font-size-asian="11pt" style:font-size-complex="11pt"/>
    </style:style>
    <style:style style:name="T146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02895b0" fo:background-color="transparent" loext:char-shading-value="0" style:font-size-asian="11pt" style:font-style-asian="normal" style:font-size-complex="11pt" style:font-style-complex="normal"/>
    </style:style>
    <style:style style:name="T147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02895b0" fo:background-color="transparent" loext:char-shading-value="0" style:font-name-asian="Liberation Mono1" style:font-size-asian="11pt" style:font-name-complex="Liberation Mono1" style:font-size-complex="11pt"/>
    </style:style>
    <style:style style:name="T148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02b149c" fo:background-color="transparent" loext:char-shading-value="0" style:font-name-asian="Liberation Mono1" style:font-size-asian="11pt" style:font-name-complex="Liberation Mono1" style:font-size-complex="11pt"/>
    </style:style>
    <style:style style:name="T149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02cf293" fo:background-color="transparent" loext:char-shading-value="0" style:font-name-asian="Liberation Mono1" style:font-size-asian="11pt" style:font-name-complex="Liberation Mono1" style:font-size-complex="11pt"/>
    </style:style>
    <style:style style:name="T150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02f038c" fo:background-color="transparent" loext:char-shading-value="0" style:font-name-asian="Liberation Mono1" style:font-size-asian="11pt" style:font-name-complex="Liberation Mono1" style:font-size-complex="11pt"/>
    </style:style>
    <style:style style:name="T151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0406e52" fo:background-color="transparent" loext:char-shading-value="0" style:font-name-asian="Liberation Mono1" style:font-size-asian="11pt" style:font-name-complex="Liberation Mono1" style:font-size-complex="11pt"/>
    </style:style>
    <style:style style:name="T152" style:family="text">
      <style:text-properties fo:font-variant="normal" fo:text-transform="none" style:use-window-font-color="true" loext:opacity="0%" style:font-name="Liberation Sans" fo:font-size="11pt" fo:letter-spacing="normal" fo:font-style="normal" fo:font-weight="normal" officeooo:rsid="009e4699" fo:background-color="transparent" loext:char-shading-value="0" style:font-name-asian="Liberation Mono1" style:font-size-asian="11pt" style:font-name-complex="Liberation Mono1" style:font-size-complex="11pt"/>
    </style:style>
    <style:style style:name="T153" style:family="text">
      <style:text-properties fo:font-variant="normal" fo:text-transform="none" style:use-window-font-color="true" loext:opacity="0%" style:font-name="Liberation Sans" fo:font-size="11pt" fo:letter-spacing="normal" fo:font-style="normal" style:text-underline-style="none" fo:font-weight="normal" officeooo:rsid="0006cb94" style:font-size-asian="11pt" style:font-size-complex="11pt"/>
    </style:style>
    <style:style style:name="T154" style:family="text">
      <style:text-properties fo:font-variant="normal" fo:text-transform="none" style:use-window-font-color="true" loext:opacity="0%" style:font-name="Liberation Sans" fo:font-size="11pt" fo:letter-spacing="normal" fo:font-style="normal" style:text-underline-style="none" fo:font-weight="normal" officeooo:rsid="004591ae" style:font-size-asian="11pt" style:font-size-complex="11pt"/>
    </style:style>
    <style:style style:name="T155" style:family="text">
      <style:text-properties fo:font-variant="normal" fo:text-transform="none" style:use-window-font-color="true" loext:opacity="0%" style:font-name="Liberation Sans" fo:letter-spacing="normal" fo:font-style="normal" fo:font-weight="normal" officeooo:rsid="001efc28" style:font-weight-asian="normal" style:font-weight-complex="normal"/>
    </style:style>
    <style:style style:name="T156" style:family="text">
      <style:text-properties fo:font-variant="normal" fo:text-transform="none" style:use-window-font-color="true" loext:opacity="0%" style:font-name="Liberation Sans" fo:letter-spacing="normal" fo:font-style="normal" fo:font-weight="normal" officeooo:rsid="00559e36" style:font-weight-asian="normal" style:font-weight-complex="normal"/>
    </style:style>
    <style:style style:name="T157" style:family="text">
      <style:text-properties fo:font-variant="normal" fo:text-transform="none" style:use-window-font-color="true" loext:opacity="0%" style:font-name="Liberation Sans" fo:letter-spacing="normal" fo:font-style="normal" fo:font-weight="normal" officeooo:rsid="000616f3" style:font-weight-asian="normal" style:font-weight-complex="normal"/>
    </style:style>
    <style:style style:name="T158" style:family="text">
      <style:text-properties fo:font-variant="normal" fo:text-transform="none" style:use-window-font-color="true" loext:opacity="0%" style:font-name="Liberation Sans" fo:letter-spacing="normal" fo:font-style="normal" fo:font-weight="normal" officeooo:rsid="002058c6" style:font-weight-asian="normal" style:font-weight-complex="normal"/>
    </style:style>
    <style:style style:name="T159" style:family="text">
      <style:text-properties fo:font-variant="normal" fo:text-transform="none" style:use-window-font-color="true" loext:opacity="0%" style:font-name="Liberation Sans" fo:letter-spacing="normal" fo:font-style="normal" fo:font-weight="normal" officeooo:rsid="0021fa6e" style:font-weight-asian="normal" style:font-weight-complex="normal"/>
    </style:style>
    <style:style style:name="T160" style:family="text">
      <style:text-properties fo:font-variant="normal" fo:text-transform="none" style:use-window-font-color="true" loext:opacity="0%" style:font-name="Liberation Sans" fo:font-size="10pt" fo:letter-spacing="normal" fo:font-style="normal" fo:font-weight="normal" officeooo:rsid="002cf293" fo:background-color="transparent" loext:char-shading-value="0" style:font-size-asian="10pt" style:font-size-complex="10pt"/>
    </style:style>
    <style:style style:name="T161" style:family="text">
      <style:text-properties fo:font-variant="normal" fo:text-transform="none" style:use-window-font-color="true" loext:opacity="0%" style:font-name="Liberation Mono" fo:font-size="11pt" fo:letter-spacing="normal" fo:font-style="normal" fo:font-weight="normal" officeooo:rsid="002895b0" fo:background-color="transparent" loext:char-shading-value="0" style:font-size-asian="11pt" style:font-size-complex="11pt"/>
    </style:style>
    <style:style style:name="T162" style:family="text">
      <style:text-properties fo:font-variant="normal" fo:text-transform="none" style:use-window-font-color="true" loext:opacity="0%" style:font-name="Liberation Mono" fo:font-size="11pt" fo:letter-spacing="normal" fo:font-style="normal" fo:font-weight="normal" officeooo:rsid="002cf293" fo:background-color="transparent" loext:char-shading-value="0" style:font-size-asian="11pt" style:font-size-complex="11pt"/>
    </style:style>
    <style:style style:name="T163" style:family="text">
      <style:text-properties fo:font-variant="normal" fo:text-transform="none" style:use-window-font-color="true" loext:opacity="0%" style:font-name="Liberation Mono" fo:font-size="11pt" fo:letter-spacing="normal" fo:font-style="normal" fo:font-weight="normal" officeooo:rsid="002895b0" fo:background-color="transparent" loext:char-shading-value="0" style:font-size-asian="11pt" style:font-style-asian="normal" style:font-size-complex="11pt" style:font-style-complex="normal"/>
    </style:style>
    <style:style style:name="T164" style:family="text">
      <style:text-properties fo:font-variant="normal" fo:text-transform="none" style:use-window-font-color="true" loext:opacity="0%" style:font-name="sans-serif" fo:font-size="11pt" fo:letter-spacing="normal" fo:font-style="normal" style:text-underline-style="none" fo:font-weight="normal" officeooo:rsid="0006cb94" style:font-size-asian="11pt" style:font-size-complex="11pt"/>
    </style:style>
    <style:style style:name="T165" style:family="text">
      <style:text-properties fo:font-variant="normal" fo:text-transform="none" style:use-window-font-color="true" loext:opacity="0%" style:font-name="sans-serif" fo:font-size="11pt" fo:letter-spacing="normal" fo:font-style="normal" style:text-underline-style="none" fo:font-weight="normal" officeooo:rsid="004591ae" style:font-size-asian="11pt" style:font-size-complex="11pt"/>
    </style:style>
    <style:style style:name="T166" style:family="text">
      <style:text-properties fo:font-variant="normal" fo:text-transform="none" style:use-window-font-color="true" loext:opacity="0%" fo:letter-spacing="normal" fo:font-style="normal" fo:font-weight="normal" officeooo:rsid="00567b80" style:font-weight-asian="normal" style:font-weight-complex="normal"/>
    </style:style>
    <style:style style:name="T167" style:family="text">
      <style:text-properties fo:font-variant="normal" fo:text-transform="none" style:use-window-font-color="true" loext:opacity="0%" fo:letter-spacing="normal" fo:font-style="normal" fo:font-weight="normal" officeooo:rsid="006c2551" style:font-weight-asian="normal" style:font-weight-complex="normal"/>
    </style:style>
    <style:style style:name="T168" style:family="text">
      <style:text-properties fo:font-variant="normal" fo:text-transform="none" fo:color="#000080" loext:opacity="100%" style:font-name="sans-serif" fo:font-size="11pt" fo:letter-spacing="normal" fo:font-style="normal" style:text-underline-style="solid" style:text-underline-width="auto" style:text-underline-color="font-color" fo:font-weight="normal" officeooo:rsid="0006cb94" style:font-size-asian="11pt" style:font-size-complex="11pt"/>
    </style:style>
    <style:style style:name="T169" style:family="text">
      <style:text-properties fo:font-variant="normal" fo:text-transform="none" fo:color="#000080" loext:opacity="100%" style:font-name="sans-serif" fo:font-size="11pt" fo:letter-spacing="normal" fo:font-style="normal" style:text-underline-style="solid" style:text-underline-width="auto" style:text-underline-color="font-color" fo:font-weight="normal" officeooo:rsid="004591ae" style:font-size-asian="11pt" style:font-size-complex="11pt"/>
    </style:style>
    <style:style style:name="T170" style:family="text">
      <style:text-properties fo:font-variant="normal" fo:text-transform="none" fo:color="#000080" loext:opacity="100%" style:font-name="sans-serif" fo:font-size="11pt" fo:letter-spacing="normal" fo:font-style="normal" style:text-underline-style="solid" style:text-underline-width="auto" style:text-underline-color="font-color" fo:font-weight="normal" officeooo:rsid="00093183" style:font-size-asian="11pt" style:font-size-complex="11pt"/>
    </style:style>
    <style:style style:name="T171" style:family="text">
      <style:text-properties fo:font-variant="normal" fo:text-transform="none" fo:color="#000080" loext:opacity="100%" style:font-name="Liberation Sans" fo:font-size="11pt" fo:letter-spacing="normal" fo:font-style="normal" style:text-underline-style="none" fo:font-weight="normal" officeooo:rsid="004591ae" style:font-size-asian="11pt" style:font-size-complex="11pt"/>
    </style:style>
    <style:style style:name="T172" style:family="text">
      <style:text-properties fo:font-variant="normal" fo:text-transform="none" fo:color="#000080" loext:opacity="100%" style:font-name="Liberation Mono" fo:font-size="11pt" fo:letter-spacing="normal" fo:font-style="normal" style:text-underline-style="solid" style:text-underline-width="auto" style:text-underline-color="font-color" fo:font-weight="normal" officeooo:rsid="0006cb94" style:font-size-asian="11pt" style:font-size-complex="11pt"/>
    </style:style>
    <style:style style:name="T173" style:family="text">
      <style:text-properties officeooo:rsid="000616f3"/>
    </style:style>
    <style:style style:name="T174" style:family="text">
      <style:text-properties officeooo:rsid="00353c42"/>
    </style:style>
    <style:style style:name="T175" style:family="text">
      <style:text-properties officeooo:rsid="00467340"/>
    </style:style>
    <style:style style:name="T176" style:family="text">
      <style:text-properties style:font-name="Liberation Sans" fo:font-size="10pt" fo:font-style="normal" style:font-size-asian="10pt" style:font-size-complex="10pt"/>
    </style:style>
    <style:style style:name="T177" style:family="text">
      <style:text-properties style:font-name="Liberation Sans" fo:font-size="10pt" style:font-size-asian="10pt" style:font-size-complex="10pt"/>
    </style:style>
    <style:style style:name="T178" style:family="text">
      <style:text-properties style:font-name="Liberation Sans" officeooo:rsid="000616f3"/>
    </style:style>
    <style:style style:name="T179" style:family="text">
      <style:text-properties style:font-name="Liberation Sans" officeooo:rsid="006c2551"/>
    </style:style>
    <style:style style:name="T180" style:family="text">
      <style:text-properties style:font-name="Liberation Sans" officeooo:rsid="00567b80"/>
    </style:style>
    <style:style style:name="T181" style:family="text">
      <style:text-properties style:font-name="Liberation Sans" officeooo:rsid="00222d73"/>
    </style:style>
    <style:style style:name="T182" style:family="text">
      <style:text-properties style:font-name="Liberation Sans" officeooo:rsid="00945c18"/>
    </style:style>
    <style:style style:name="T183" style:family="text">
      <style:text-properties style:font-name="Liberation Sans" officeooo:rsid="0096e18a"/>
    </style:style>
    <style:style style:name="T184" style:family="text">
      <style:text-properties style:font-name="Liberation Sans" officeooo:rsid="0098a063"/>
    </style:style>
    <style:style style:name="T185" style:family="text">
      <style:text-properties officeooo:rsid="004c9641"/>
    </style:style>
    <style:style style:name="T186" style:family="text">
      <style:text-properties style:font-name="Liberation Mono1"/>
    </style:style>
    <style:style style:name="T187" style:family="text">
      <style:text-properties officeooo:rsid="00565dfa"/>
    </style:style>
    <style:style style:name="T188" style:family="text">
      <style:text-properties officeooo:rsid="0064f5d4"/>
    </style:style>
    <style:style style:name="T189" style:family="text">
      <style:text-properties officeooo:rsid="007054db"/>
    </style:style>
    <style:style style:name="T190" style:family="text">
      <style:text-properties style:font-name-asian="Songti SC" style:font-name-complex="Arial Unicode MS"/>
    </style:style>
    <style:style style:name="T191" style:family="text">
      <style:text-properties officeooo:rsid="009f16c0" style:font-name-asian="Songti SC" style:font-name-complex="Arial Unicode MS"/>
    </style:style>
    <style:style style:name="T192" style:family="text">
      <style:text-properties officeooo:rsid="0071e341"/>
    </style:style>
    <style:style style:name="T193" style:family="text">
      <style:text-properties fo:color="#000080" loext:opacity="100%" style:font-name="Liberation Mono1" style:text-underline-style="solid" style:text-underline-width="auto" style:text-underline-color="font-color"/>
    </style:style>
    <style:style style:name="T194" style:family="text">
      <style:text-properties officeooo:rsid="0087c86a"/>
    </style:style>
    <style:style style:name="T195" style:family="text">
      <style:text-properties officeooo:rsid="0008c85a"/>
    </style:style>
    <style:style style:name="T196" style:family="text">
      <style:text-properties officeooo:rsid="002ab0a3"/>
    </style:style>
    <style:style style:name="T197" style:family="text">
      <style:text-properties officeooo:rsid="00945c18"/>
    </style:style>
    <style:style style:name="T198" style:family="text">
      <style:text-properties officeooo:rsid="0096e18a"/>
    </style:style>
    <style:style style:name="T199" style:family="text">
      <style:text-properties style:use-window-font-color="true" loext:opacity="0%" style:font-name="Liberation Mono1" officeooo:rsid="0008c85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abla"/>
      </text:sequence-decls>
      <text:h text:style-name="Heading_20_1" text:outline-level="1"><text:bookmark-start text:name="__RefHeading___Toc1048_1902478378"/><text:span text:style-name="T98">Funciones </text:span><text:span text:style-name="T99">t</text:span><text:span text:style-name="T98">rigonométricas</text:span><text:bookmark-end text:name="__RefHeading___Toc1048_1902478378"/></text:h>
      <text:h text:style-name="P50" text:outline-level="2"><text:bookmark-start text:name="__RefHeading___Toc1050_1902478378"/><text:span text:style-name="T174">1. </text:span>Descrip<text:span text:style-name="T173">ción</text:span><text:bookmark-end text:name="__RefHeading___Toc1050_1902478378"/></text:h>
      <text:p text:style-name="P13"><text:span text:style-name="T112">Las</text:span><text:span text:style-name="T110"> funciones </text:span><text:span text:style-name="T107">cos()</text:span><text:span text:style-name="T95">, </text:span><text:span text:style-name="T107">sin()</text:span><text:span text:style-name="T95"> </text:span><text:span text:style-name="T97">y</text:span><text:span text:style-name="T95"> </text:span><text:span text:style-name="T107">tan()</text:span><text:span text:style-name="T117">, </text:span><text:span text:style-name="T118">así como</text:span><text:span text:style-name="T95"> </text:span><text:span text:style-name="T107">acos()</text:span><text:span text:style-name="T95">, </text:span><text:span text:style-name="T107">asin()</text:span><text:span text:style-name="T95"> </text:span><text:span text:style-name="T96">y</text:span><text:span text:style-name="T95"> </text:span><text:span text:style-name="T107">atan()</text:span><text:span text:style-name="T110"> aportan </text:span><text:span text:style-name="T112">en</text:span><text:span text:style-name="T116"> </text:span><text:span text:style-name="T137">R</text:span><text:span text:style-name="T155"> </text:span><text:span text:style-name="T156">a </text:span><text:span text:style-name="T157">las funciones trigonométricas comunes </text:span><text:span text:style-name="T166">y </text:span><text:span text:style-name="T167">a</text:span><text:span text:style-name="T166"> las trigonométricas inversas</text:span><text:span text:style-name="T158">, </text:span><text:span text:style-name="T167">respectivamente</text:span><text:span text:style-name="T157">. É</text:span><text:span text:style-name="T159">stas funciones c</text:span><text:span text:style-name="T157">alculan el coseno, sen</text:span><text:span text:style-name="T110">o, tangente, </text:span><text:span text:style-name="T117">así como el</text:span><text:span text:style-name="T110"> arcoseno, arc</text:span><text:span text:style-name="T111">o</text:span><text:span text:style-name="T112">co</text:span><text:span text:style-name="T110">seno </text:span><text:span text:style-name="T113">y el</text:span><text:span text:style-name="T110"> arc</text:span><text:span text:style-name="T111">o</text:span><text:span text:style-name="T110">tangente, </text:span><text:span text:style-name="T113">a partir de</text:span><text:span text:style-name="T120">l</text:span><text:span text:style-name="T119"> </text:span><text:span text:style-name="T113">valor en radianes </text:span><text:span text:style-name="T115">de un ángulo</text:span><text:span text:style-name="T113"> </text:span><text:span text:style-name="T114">(es decir, en términos de</text:span><text:span text:style-name="T114"><draw:frame draw:style-name="fr1" draw:name="Object1" text:anchor-type="as-char" svg:y="-0.222cm" svg:width="0.499cm" svg:height="0.24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15">)</text:span><text:span text:style-name="T113">.</text:span></text:p>
      <text:p text:style-name="P25"><text:span text:style-name="Source_20_Text"><text:span text:style-name="T70">Las</text:span></text:span><text:span text:style-name="Source_20_Text"><text:span text:style-name="T67"> funciones </text:span></text:span><text:span text:style-name="Source_20_Text"><text:span text:style-name="T100">cospi()</text:span></text:span><text:span text:style-name="T66">, </text:span><text:span text:style-name="Source_20_Text"><text:span text:style-name="T100">sinpi()</text:span></text:span><text:span text:style-name="T66"> </text:span><text:span text:style-name="T67">y </text:span><text:span text:style-name="Source_20_Text"><text:span text:style-name="T100">tanpi()</text:span></text:span><text:span text:style-name="T66"> </text:span><text:span text:style-name="T67">calculan </text:span><text:span text:style-name="Source_20_Text"><text:span text:style-name="T71">el coseno, seno y tangente, respectivamente, a partir </text:span></text:span><text:span text:style-name="Source_20_Text"><text:span text:style-name="T72">de</text:span></text:span><text:span text:style-name="Source_20_Text"><text:span text:style-name="T87">l</text:span></text:span><text:span text:style-name="Source_20_Text"><text:span text:style-name="T72"> </text:span></text:span><text:span text:style-name="Source_20_Text"><text:span text:style-name="T71">valor en </text:span></text:span><text:span text:style-name="Source_20_Text"><text:span text:style-name="T73">grados sexagesimales </text:span></text:span><text:span text:style-name="Source_20_Text"><text:span text:style-name="T72">de un ángulo</text:span></text:span><text:span text:style-name="Source_20_Text"><text:span text:style-name="T73"> </text:span></text:span><text:span text:style-name="Source_20_Text"><text:span text:style-name="T74">(es decir, en términos de una circunferencia d</text:span></text:span><text:span text:style-name="Source_20_Text"><text:span text:style-name="T76">ividida en</text:span></text:span><text:span text:style-name="Source_20_Text"><text:span text:style-name="T74"> 360°)</text:span></text:span><text:span text:style-name="Source_20_Text"><text:span text:style-name="T73">.</text:span></text:span></text:p>
      <text:p text:style-name="P25"><text:span text:style-name="Source_20_Text"><text:span text:style-name="T75">En la forma</text:span></text:span><text:span text:style-name="Source_20_Text"><text:span text:style-name="T142"> </text:span></text:span><text:span text:style-name="Source_20_Text"><text:span text:style-name="T163">cospi(x)</text:span></text:span><text:span text:style-name="Source_20_Text"><text:span text:style-name="T146">, </text:span></text:span><text:span text:style-name="Source_20_Text"><text:span text:style-name="T163">sinpi(x)</text:span></text:span><text:span text:style-name="Source_20_Text"><text:span text:style-name="T146"> y </text:span></text:span><text:span text:style-name="Source_20_Text"><text:span text:style-name="T163">tanpi(x)</text:span></text:span><text:span text:style-name="Source_20_Text"><text:span text:style-name="T142"> estas funciones </text:span></text:span><text:span text:style-name="Source_20_Text"><text:span text:style-name="T147">son</text:span></text:span><text:span text:style-name="Source_20_Text"><text:span text:style-name="T142"> equivalentes a calcular </text:span></text:span><text:span text:style-name="Source_20_Text"><text:span text:style-name="T163">cos(pi*x)</text:span></text:span><text:span text:style-name="Source_20_Text"><text:span text:style-name="T146">, </text:span></text:span><text:span text:style-name="Source_20_Text"><text:span text:style-name="T163">sin(pi*x)</text:span></text:span><text:span text:style-name="Source_20_Text"><text:span text:style-name="T146"> y </text:span></text:span><text:span text:style-name="Source_20_Text"><text:span text:style-name="T163">tan(pi*x)</text:span></text:span><text:span text:style-name="Source_20_Text"><text:span text:style-name="T142">, </text:span></text:span><text:span text:style-name="Source_20_Text"><text:span text:style-name="T143">en </text:span></text:span><text:span text:style-name="Source_20_Text"><text:span text:style-name="T142">donde </text:span></text:span><text:span text:style-name="Source_20_Text"><text:span text:style-name="T161">pi</text:span></text:span><text:span text:style-name="Source_20_Text"><text:span text:style-name="T142"> es una constante numérica definida internamente en </text:span></text:span><text:span text:style-name="Source_20_Text"><text:span text:style-name="T138">R</text:span></text:span><text:span text:style-name="Source_20_Text"><text:span text:style-name="T142"> y </text:span></text:span><text:span text:style-name="Source_20_Text"><text:span text:style-name="T146">x</text:span></text:span><text:span text:style-name="Source_20_Text"><text:span text:style-name="T142"> </text:span></text:span><text:span text:style-name="Source_20_Text"><text:span text:style-name="T148">podrá</text:span></text:span><text:span text:style-name="Source_20_Text"><text:span text:style-name="T142"> ser </text:span></text:span><text:span text:style-name="Source_20_Text"><text:span text:style-name="T145">un</text:span></text:span><text:span text:style-name="Source_20_Text"><text:span text:style-name="T150"> valor en grados sexagesimales.</text:span></text:span></text:p>
      <text:p text:style-name="P21"><text:span text:style-name="Source_20_Text"><text:span text:style-name="T144">La función </text:span></text:span><text:span text:style-name="Source_20_Text"><text:span text:style-name="T162">atan2()</text:span></text:span><text:span text:style-name="Source_20_Text"><text:span text:style-name="T144"> calcula el arcotangente a partir de las coordenadas de un punto </text:span></text:span><text:span text:style-name="Source_20_Text"><text:span text:style-name="T149">al origen </text:span></text:span><text:span text:style-name="Source_20_Text"><text:span text:style-name="T151">en el plano </text:span></text:span><text:span text:style-name="Source_20_Text"><text:span text:style-name="T152">de coordenadas</text:span></text:span><text:span text:style-name="Source_20_Text"><text:span text:style-name="T144">.</text:span></text:span></text:p>
      <text:table-of-content text:style-name="Sect1" text:name="Table of Contents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">Contenido</text:p>
          </text:index-title>
          <text:p text:style-name="P52"><text:a xlink:type="simple" xlink:href="#__RefHeading___Toc1048_1902478378" text:style-name="Index_20_Link" text:visited-style-name="Index_20_Link"><text:span text:style-name="T176">Funciones trigonométricas</text:span></text:a><text:a xlink:type="simple" xlink:href="#__RefHeading___Toc1048_1902478378" text:style-name="Index_20_Link" text:visited-style-name="Index_20_Link"><text:span text:style-name="T177"><text:tab/>1</text:span></text:a></text:p>
          <text:p text:style-name="P53"><text:a xlink:type="simple" xlink:href="#__RefHeading___Toc1050_1902478378" text:style-name="Index_20_Link" text:visited-style-name="Index_20_Link"><text:span text:style-name="T177">1. Descripción<text:tab/>1</text:span></text:a></text:p>
          <text:p text:style-name="P53"><text:a xlink:type="simple" xlink:href="#__RefHeading___Toc4356_2742709041" text:style-name="Index_20_Link" text:visited-style-name="Index_20_Link"><text:span text:style-name="T177">2. Forma de uso o sintaxis<text:tab/>2</text:span></text:a></text:p>
          <text:p text:style-name="P53"><text:a xlink:type="simple" xlink:href="#__RefHeading___Toc4374_2742709041" text:style-name="Index_20_Link" text:visited-style-name="Index_20_Link"><text:span text:style-name="T177">3. Argumentos<text:tab/>2</text:span></text:a></text:p>
          <text:p text:style-name="P53"><text:a xlink:type="simple" xlink:href="#__RefHeading___Toc1052_1902478378" text:style-name="Index_20_Link" text:visited-style-name="Index_20_Link"><text:span text:style-name="T177">4. Detalles<text:tab/>2</text:span></text:a></text:p>
          <text:p text:style-name="P53"><text:a xlink:type="simple" xlink:href="#__RefHeading___Toc1054_1902478378" text:style-name="Index_20_Link" text:visited-style-name="Index_20_Link"><text:span text:style-name="T177">5. Valor devuelto<text:tab/>3</text:span></text:a></text:p>
          <text:p text:style-name="P53"><text:a xlink:type="simple" xlink:href="#__RefHeading___Toc1056_1902478378" text:style-name="Index_20_Link" text:visited-style-name="Index_20_Link"><text:span text:style-name="T177">6. Números complejos<text:tab/>3</text:span></text:a></text:p>
          <text:p text:style-name="P53"><text:a xlink:type="simple" xlink:href="#__RefHeading___Toc1058_1902478378" text:style-name="Index_20_Link" text:visited-style-name="Index_20_Link"><text:span text:style-name="T177">7. Métodos de S4<text:tab/>3</text:span></text:a></text:p>
          <text:p text:style-name="P53"><text:a xlink:type="simple" xlink:href="#__RefHeading___Toc1060_1902478378" text:style-name="Index_20_Link" text:visited-style-name="Index_20_Link"><text:span text:style-name="T177">8. Referencias<text:tab/>3</text:span></text:a></text:p>
          <text:p text:style-name="P53"><text:a xlink:type="simple" xlink:href="#__RefHeading___Toc2365_3294978059" text:style-name="Index_20_Link" text:visited-style-name="Index_20_Link"><text:span text:style-name="T177">9. Véase también<text:tab/>3</text:span></text:a></text:p>
          <text:p text:style-name="P53"><text:a xlink:type="simple" xlink:href="#__RefHeading___Toc1062_1902478378" text:style-name="Index_20_Link" text:visited-style-name="Index_20_Link"><text:span text:style-name="T177">10. Ejemplos<text:tab/>3</text:span></text:a></text:p>
          <text:p text:style-name="P53"><text:a xlink:type="simple" xlink:href="#__RefHeading___Toc1064_1902478378" text:style-name="Index_20_Link" text:visited-style-name="Index_20_Link"><text:span text:style-name="T177">11. Código fuente<text:tab/>4</text:span></text:a></text:p>
          <text:p text:style-name="P54"><text:a xlink:type="simple" xlink:href="#__RefHeading___Toc1153_3262014842" text:style-name="Index_20_Link" text:visited-style-name="Index_20_Link"><text:span text:style-name="T177">1. cos()<text:tab/>4</text:span></text:a></text:p>
          <text:p text:style-name="P54"><text:a xlink:type="simple" xlink:href="#__RefHeading___Toc1155_3262014842" text:style-name="Index_20_Link" text:visited-style-name="Index_20_Link"><text:span text:style-name="T177">2. sin()<text:tab/>4</text:span></text:a></text:p>
          <text:p text:style-name="P54"><text:a xlink:type="simple" xlink:href="#__RefHeading___Toc1192_3262014842" text:style-name="Index_20_Link" text:visited-style-name="Index_20_Link"><text:span text:style-name="T177">3. tan()<text:tab/>4</text:span></text:a></text:p>
          <text:p text:style-name="P54"><text:a xlink:type="simple" xlink:href="#__RefHeading___Toc1194_3262014842" text:style-name="Index_20_Link" text:visited-style-name="Index_20_Link"><text:span text:style-name="T177">4. acos()<text:tab/>4</text:span></text:a></text:p>
          <text:p text:style-name="P54"><text:a xlink:type="simple" xlink:href="#__RefHeading___Toc1196_3262014842" text:style-name="Index_20_Link" text:visited-style-name="Index_20_Link"><text:span text:style-name="T177">5. asin()<text:tab/>4</text:span></text:a></text:p>
          <text:p text:style-name="P54"><text:a xlink:type="simple" xlink:href="#__RefHeading___Toc1198_3262014842" text:style-name="Index_20_Link" text:visited-style-name="Index_20_Link"><text:span text:style-name="T177">6. atan()<text:tab/>4</text:span></text:a></text:p>
          <text:p text:style-name="P54"><text:a xlink:type="simple" xlink:href="#__RefHeading___Toc1200_3262014842" text:style-name="Index_20_Link" text:visited-style-name="Index_20_Link"><text:span text:style-name="T177">7. cospi()<text:tab/>4</text:span></text:a></text:p>
          <text:p text:style-name="P54"><text:a xlink:type="simple" xlink:href="#__RefHeading___Toc1202_3262014842" text:style-name="Index_20_Link" text:visited-style-name="Index_20_Link"><text:span text:style-name="T177">8. sinpi()<text:tab/>4</text:span></text:a></text:p>
          <text:p text:style-name="P54"><text:a xlink:type="simple" xlink:href="#__RefHeading___Toc1204_3262014842" text:style-name="Index_20_Link" text:visited-style-name="Index_20_Link"><text:span text:style-name="T177">9. tanpi()<text:tab/>4</text:span></text:a></text:p>
          <text:p text:style-name="P54"><text:a xlink:type="simple" xlink:href="#__RefHeading___Toc1206_3262014842" text:style-name="Index_20_Link" text:visited-style-name="Index_20_Link"><text:span text:style-name="T177">10. atan2()<text:tab/>4</text:span></text:a></text:p>
          <text:p text:style-name="P53"><text:a xlink:type="simple" xlink:href="#__RefHeading___Toc7353_3544477882" text:style-name="Index_20_Link" text:visited-style-name="Index_20_Link"><text:span text:style-name="T177">12. Sobre la traducción<text:tab/>4</text:span></text:a></text:p>
        </text:index-body>
      </text:table-of-content>
      <text:p text:style-name="P17"><text:span text:style-name="Source_20_Text"><text:span text:style-name="T160"/></text:span></text:p>
      <text:h text:style-name="P34" text:outline-level="2"><text:bookmark-start text:name="__RefHeading___Toc4356_2742709041"/>2. Forma de uso o sintaxis<text:bookmark-end text:name="__RefHeading___Toc4356_2742709041"/></text:h>
      <text:p text:style-name="P29">cos(x)</text:p>
      <text:p text:style-name="P39">sin(x)</text:p>
      <text:p text:style-name="P39"><text:soft-page-break/>tan(x)</text:p>
      <text:p text:style-name="P39"/>
      <text:p text:style-name="P39">acos(x)</text:p>
      <text:p text:style-name="P39">asin(x)</text:p>
      <text:p text:style-name="P39">atan(x)</text:p>
      <text:p text:style-name="P43"/>
      <text:p text:style-name="P39">cospi(x)</text:p>
      <text:p text:style-name="P39">sinpi(x)</text:p>
      <text:p text:style-name="P44">tanpi(x)</text:p>
      <text:p text:style-name="P45">atan2(y, x)</text:p>
      <text:h text:style-name="P35" text:outline-level="2"><text:bookmark-start text:name="__RefHeading___Toc4374_2742709041"/>3. Argumentos<text:bookmark-end text:name="__RefHeading___Toc4374_2742709041"/></text:h>
      <text:p text:style-name="P9">Tabla <text:sequence text:ref-name="refTabla0" text:name="Tabla" text:formula="ooow:Tabla+1" style:num-format="1">1</text:sequence>. Argumentos de las funciones trigonométricas en <text:span text:style-name="T9">R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>Argumento</text:p>
          </table:table-cell>
          <table:table-cell table:style-name="Table2.A1" office:value-type="string">
            <text:p text:style-name="P2">Tipo de valor esperado</text:p>
          </table:table-cell>
          <table:table-cell table:style-name="Table2.A1" office:value-type="string">
            <text:p text:style-name="P7">Propósito</text:p>
          </table:table-cell>
        </table:table-row>
        <table:table-row>
          <table:table-cell table:style-name="Table2.A2" office:value-type="string">
            <text:p text:style-name="P4"><text:span text:style-name="Source_20_Text"><text:span text:style-name="T3">x, y</text:span></text:span></text:p>
          </table:table-cell>
          <table:table-cell table:style-name="Table2.A2" office:value-type="string">
            <text:p text:style-name="P3">Un vector numérico o complejo</text:p>
          </table:table-cell>
          <table:table-cell table:style-name="Table2.A2" office:value-type="string">
            <text:p text:style-name="P6">Un vector numérico o complejo que representa un ángulo medido en radianes o en grados sexagesimales.</text:p>
          </table:table-cell>
        </table:table-row>
      </table:table>
      <text:h text:style-name="P47" text:outline-level="2"><text:bookmark-start text:name="__RefHeading___Toc1052_1902478378"/><text:span text:style-name="T174">4. </text:span>Deta<text:span text:style-name="T173">lles</text:span><text:bookmark-end text:name="__RefHeading___Toc1052_1902478378"/></text:h>
      <text:p text:style-name="P22"><text:span text:style-name="T38">L</text:span><text:span text:style-name="T21">os </text:span><text:span text:style-name="T27">valores de los</text:span><text:span text:style-name="T21"> ángulos </text:span><text:span text:style-name="T27">deberán ser aportados</text:span><text:span text:style-name="T21"> en radianes, </text:span><text:span text:style-name="T38">y</text:span><text:span text:style-name="T21"> no </text:span><text:span text:style-name="T23">en </text:span><text:span text:style-name="T21">grados </text:span><text:span text:style-name="T27">sexagesimales, </text:span><text:span text:style-name="T38">tanto p</text:span><text:span text:style-name="T26">ara las </text:span><text:span text:style-name="T33">tres</text:span><text:span text:style-name="T26"> </text:span><text:span text:style-name="T33">funciones</text:span><text:span text:style-name="T27"> </text:span><text:span text:style-name="T38">comunes</text:span><text:span text:style-name="T28"> </text:span><text:span text:style-name="T38">como</text:span><text:span text:style-name="T33"> para sus inversas</text:span><text:span text:style-name="T27">. </text:span><text:span text:style-name="T33">Por ejemplo</text:span><text:span text:style-name="T53">, </text:span><text:span text:style-name="T56">en</text:span><text:span text:style-name="T55"> estas funciones</text:span><text:span text:style-name="T51"> </text:span><text:span text:style-name="T52">el valor radián de</text:span><text:span text:style-name="T51"><draw:frame draw:style-name="fr1" draw:name="Object2" text:anchor-type="as-char" svg:y="-0.399cm" svg:width="0.584cm" svg:height="0.778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55">será</text:span><text:span text:style-name="T52"> equivalente al ángulo recto </text:span><text:span text:style-name="T54">sexagesimal</text:span><text:span text:style-name="T52"> (90°)</text:span><text:span text:style-name="T65">.</text:span></text:p>
      <text:p text:style-name="P23"><text:span text:style-name="Source_20_Text"><text:span text:style-name="T78">Las funciones </text:span></text:span><text:span text:style-name="Source_20_Text"><text:span text:style-name="T82">en</text:span></text:span><text:span text:style-name="Source_20_Text"><text:span text:style-name="T77"> la forma</text:span></text:span><text:span text:style-name="Source_20_Text"><text:span text:style-name="T78"> </text:span></text:span><text:span text:style-name="Source_20_Text"><text:span text:style-name="T104">cospi(x)</text:span></text:span><text:span text:style-name="T51">, </text:span><text:span text:style-name="Source_20_Text"><text:span text:style-name="T104">sinpi(x)</text:span></text:span><text:span text:style-name="T51"> </text:span><text:span text:style-name="T58">y</text:span><text:span text:style-name="T51"> </text:span><text:span text:style-name="Source_20_Text"><text:span text:style-name="T104">tanpi(x)</text:span></text:span><text:span text:style-name="Source_20_Text"><text:span text:style-name="T29"> </text:span></text:span><text:span text:style-name="Source_20_Text"><text:span text:style-name="T60">devolverán</text:span></text:span><text:span text:style-name="Source_20_Text"><text:span text:style-name="T29"> valores </text:span></text:span><text:span text:style-name="Source_20_Text"><text:span text:style-name="T59">enteros </text:span></text:span><text:span text:style-name="Source_20_Text"><text:span text:style-name="T60">exactos</text:span></text:span><text:span text:style-name="T21"> </text:span><text:span text:style-name="T30">para valores de </text:span><text:span text:style-name="T132">x</text:span><text:span text:style-name="T30"> </text:span><text:span text:style-name="T21">que sean múltiplos de</text:span><text:span text:style-name="T21"><draw:frame draw:style-name="fr1" draw:name="Object5" text:anchor-type="as-char" svg:y="-0.568cm" svg:width="0.471cm" svg:height="0.915cm" draw:z-index="3"><draw:object xlink:href="./Object 5" xlink:type="simple" xlink:show="embed" xlink:actuate="onLoad"/><draw:image xlink:href="./ObjectReplacements/Object 5" xlink:type="simple" xlink:show="embed" xlink:actuate="onLoad"/></draw:frame></text:span><text:span text:style-name="T69">. </text:span><text:span text:style-name="T85">En cambio, </text:span><text:span text:style-name="T88">en estos casos,</text:span><text:span text:style-name="T85"> las funciones estándar y sus inversas devolverán </text:span><text:span text:style-name="T86">siempre</text:span><text:span text:style-name="T85"> los dígitos decimales, </text:span><text:span text:style-name="T86">sean o no significativos.</text:span></text:p>
      <text:p text:style-name="P24"><text:span text:style-name="T30">La función en la forma</text:span><text:span text:style-name="T21"> </text:span><text:span text:style-name="T101">atan2(</text:span><text:span text:style-name="T106">y</text:span><text:span text:style-name="T101">, </text:span><text:span text:style-name="T106">x</text:span><text:span text:style-name="T101">)</text:span><text:span text:style-name="T69"> </text:span><text:span text:style-name="T77">toma</text:span><text:span text:style-name="T80">rá</text:span><text:span text:style-name="T77"> dos argumentos y </text:span><text:span text:style-name="T69">dev</text:span><text:span text:style-name="T77">olverá</text:span><text:span text:style-name="T69"> el </text:span><text:span text:style-name="T21">ángulo entre el eje </text:span><text:span text:style-name="T123">x</text:span><text:span text:style-name="T21"> y el vector del origen a</text:span><text:span text:style-name="T25">l punto</text:span><text:span text:style-name="T122"><draw:frame draw:style-name="fr1" draw:name="Object3" text:anchor-type="as-char" svg:y="-0.386cm" svg:width="1.215cm" svg:height="0.508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22">.</text:span><text:span text:style-name="T69"> </text:span><text:span text:style-name="T84">E</text:span><text:span text:style-name="T21">s</text:span><text:span text:style-name="T41">to implica que</text:span><text:span text:style-name="T21">, para argumentos positivos </text:span><text:span text:style-name="T131">x</text:span><text:span text:style-name="T57"> y </text:span><text:span text:style-name="T131">y</text:span><text:span text:style-name="T41">, </text:span><text:span text:style-name="T49">el valor devuelto por</text:span><text:span text:style-name="T41"> </text:span><text:span text:style-name="T49">la función</text:span><text:span text:style-name="T121"> </text:span><text:span text:style-name="T104">atan2(y, x)</text:span><text:span text:style-name="T89"> </text:span><text:span text:style-name="T90">será igual al valor devuelto por la función</text:span><text:span text:style-name="T91"> </text:span><text:span text:style-name="T104">atan(y/x)</text:span><text:span text:style-name="T21">.</text:span></text:p>
      <text:p text:style-name="P26"><text:span text:style-name="T21">Todas las funcion</text:span><text:span text:style-name="T69">es, </text:span><text:span text:style-name="T21">excepto </text:span><text:span text:style-name="T101">atan2</text:span><text:span text:style-name="T102">()</text:span><text:span text:style-name="T79">,</text:span><text:span text:style-name="T69"> so</text:span><text:span text:style-name="T21">n funciones </text:span><text:span text:style-name="T168">genéricas, internas</text:span><text:span text:style-name="T164"> </text:span><text:span text:style-name="T165">y </text:span><text:span text:style-name="T168">primitivas</text:span><text:span text:style-name="T153"> </text:span><text:span text:style-name="T154">por lo que</text:span><text:span text:style-name="T61"> </text:span><text:span text:style-name="T62">se les podrán definir</text:span><text:span text:style-name="T171"> </text:span><text:span text:style-name="T154">nuevos</text:span><text:span text:style-name="T21"> métodos individualmente o </text:span><text:span text:style-name="T39">por medio</text:span><text:span text:style-name="T21"> </text:span><text:span text:style-name="T39">d</text:span><text:span text:style-name="T21">el </text:span><text:span text:style-name="T168">grupo </text:span><text:span text:style-name="T170">de funciones</text:span><text:span text:style-name="T168"> genéric</text:span><text:span text:style-name="T170">as</text:span><text:span text:style-name="T168"> Ma</text:span><text:span text:style-name="T169">te</text:span><text:span text:style-name="T21">.</text:span></text:p>
      <text:p text:style-name="P27"><text:span text:style-name="T20">Todas estas funciones son envolturas para llamadas </text:span><text:span text:style-name="T39">internas </text:span><text:span text:style-name="T20">de sistema </text:span><text:span text:style-name="T23">con el</text:span><text:span text:style-name="T20"> mismo nombre (con el prefijo c para argumentos complejos) </text:span><text:span text:style-name="T23">ahí </text:span><text:span text:style-name="T20">donde estén disponibles. </text:span><text:span text:style-name="T50">No obstante, l</text:span><text:span text:style-name="T32">as funciones</text:span><text:span text:style-name="T20"> </text:span><text:span text:style-name="T100">cospi</text:span><text:span text:style-name="T103">()</text:span><text:span text:style-name="T20">, </text:span><text:span text:style-name="T100">sinpi</text:span><text:span text:style-name="T103">()</text:span><text:span text:style-name="T66"> y </text:span><text:span text:style-name="T100">tanpi</text:span><text:span text:style-name="T103">()</text:span><text:span text:style-name="T20"> son parte de una extensión </text:span><text:span text:style-name="T23">de</text:span><text:span text:style-name="T20"> </text:span><text:span text:style-name="T139">C11</text:span><text:span text:style-name="T20"> y </text:span><text:span text:style-name="T34">est</text:span><text:span text:style-name="T50">ará</text:span><text:span text:style-name="T34">n disponibles </text:span><text:span text:style-name="T50">sólo</text:span><text:span text:style-name="T20"> </text:span><text:span text:style-name="T31">en </text:span><text:span text:style-name="T50">algunos sistemas operativos, como</text:span><text:span text:style-name="T20"> macOS y Solaris, </text:span><text:span text:style-name="T31">por ejemplo.</text:span><text:span text:style-name="T20"> </text:span><text:span text:style-name="T31">En plataformas de sistema </text:span><text:span text:style-name="T20">donde no estén todavía disponibles </text:span><text:span text:style-name="T31">serán</text:span><text:span text:style-name="T20"> u</text:span><text:span text:style-name="T31">tilizadas</text:span><text:span text:style-name="T20"> </text:span><text:span text:style-name="T23">las</text:span><text:span text:style-name="T20"> llamadas </text:span><text:span text:style-name="T31">convencionales</text:span><text:span text:style-name="T20"> a </text:span><text:span text:style-name="T100">cos</text:span><text:span text:style-name="T103">()</text:span><text:span text:style-name="T66">, </text:span><text:span text:style-name="T103">sin()</text:span><text:span text:style-name="T31"> y </text:span><text:span text:style-name="T103">tan()</text:span><text:span text:style-name="T66"> co</text:span><text:span text:style-name="T20">n casos especiales para múltiplos de</text:span><text:span text:style-name="T20"><draw:frame draw:style-name="fr1" draw:name="Object8" text:anchor-type="as-char" svg:y="-0.619cm" svg:width="0.497cm" svg:height="0.998cm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66">.</text:span></text:p>
      <text:h text:style-name="P48" text:outline-level="2"><text:bookmark-start text:name="__RefHeading___Toc1054_1902478378"/><text:soft-page-break/><text:span text:style-name="T185">5. </text:span>Valor devuelto<text:bookmark-end text:name="__RefHeading___Toc1054_1902478378"/></text:h>
      <text:p text:style-name="P14">Estas funciones devolverán un valor real o <text:span text:style-name="T187">uno</text:span> complejo <text:span text:style-name="T187">de acuerdo al tipo</text:span> de argumento especificado.</text:p>
      <text:p text:style-name="P16"><text:span text:style-name="T81">La función </text:span><text:span text:style-name="T101">tanpi()</text:span><text:span text:style-name="T21"> </text:span><text:span text:style-name="T32">devolverá un</text:span><text:span text:style-name="T21"> </text:span><text:span text:style-name="T32">valor no numérico</text:span><text:span text:style-name="T21"> </text:span><text:span text:style-name="T172">NaN</text:span><text:span text:style-name="T93"> </text:span><text:span text:style-name="T32">para múltiplos de</text:span><text:span text:style-name="T32"><draw:frame draw:style-name="fr1" draw:name="Object10" text:anchor-type="as-char" svg:y="-0.619cm" svg:width="0.497cm" svg:height="0.998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1">.</text:span></text:p>
      <text:h text:style-name="P48" text:outline-level="2"><text:bookmark-start text:name="__RefHeading___Toc1056_1902478378"/><text:span text:style-name="T185">6. </text:span><text:span text:style-name="T188">Números</text:span> complejos<text:bookmark-end text:name="__RefHeading___Toc1056_1902478378"/></text:h>
      <text:p text:style-name="P18"><text:span text:style-name="T36">En el caso de</text:span><text:span text:style-name="T21"> las funciones trigonométricas inversas </text:span><text:span text:style-name="T92">–arcoseno, arcocoseno y arcotangente–</text:span><text:span text:style-name="T21"> los </text:span><text:span text:style-name="T45">cortes de rama</text:span><text:span text:style-name="T21"> están definidos </text:span><text:span text:style-name="T43">de acuerdo a como lo h</text:span><text:span text:style-name="T44">ace</text:span><text:span text:style-name="T43"> Zucker</text:span><text:span text:style-name="T21"> en </text:span><text:span text:style-name="T36">la </text:span><text:span text:style-name="T35">página 79,</text:span><text:span text:style-name="T21"> gráfica 4.4 </text:span><text:span text:style-name="T36">de </text:span><text:span text:style-name="T21">Abramowitz y Stegun </text:span><text:span text:style-name="T35">(1972). Esto implica que p</text:span><text:span text:style-name="T21">ara </text:span><text:span text:style-name="T35">las funciones</text:span><text:span text:style-name="T21"> </text:span><text:span text:style-name="T125">asin</text:span><text:span text:style-name="T126">()</text:span><text:span text:style-name="T21"> y </text:span><text:span text:style-name="T125">acos</text:span><text:span text:style-name="T126">()</text:span><text:span text:style-name="T21">, </text:span><text:span text:style-name="T35">habrá</text:span><text:span text:style-name="T21"> dos </text:span><text:span text:style-name="T46">cortes</text:span><text:span text:style-name="T21">, ambos en el eje de los reales:</text:span><text:span text:style-name="T21"><draw:frame draw:style-name="fr1" draw:name="Object6" text:anchor-type="as-char" svg:y="-0.377cm" svg:width="1.856cm" svg:height="0.482cm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69">y</text:span><text:span text:style-name="T21"><draw:frame draw:style-name="fr1" draw:name="Object7" text:anchor-type="as-char" svg:y="-0.377cm" svg:width="1.222cm" svg:height="0.482cm" draw:z-index="5"><draw:object xlink:href="./Object 7" xlink:type="simple" xlink:show="embed" xlink:actuate="onLoad"/><draw:image xlink:href="./ObjectReplacements/Object 7" xlink:type="simple" xlink:show="embed" xlink:actuate="onLoad"/></draw:frame></text:span><text:span text:style-name="T21">. </text:span><text:span text:style-name="T35">Y p</text:span><text:span text:style-name="T21">ara </text:span><text:span text:style-name="T125">atan</text:span><text:span text:style-name="T127">()</text:span><text:span text:style-name="T21"> </text:span><text:span text:style-name="T35">también habrá</text:span><text:span text:style-name="T21"> dos </text:span><text:span text:style-name="T46">cortes</text:span><text:span text:style-name="T21">, am</text:span><text:span text:style-name="T23">b</text:span><text:span text:style-name="T21">os en el eje puramente imaginario: </text:span><text:span text:style-name="T21"><draw:frame draw:style-name="fr1" draw:name="Object4" text:anchor-type="as-char" svg:y="-0.377cm" svg:width="2.447cm" svg:height="0.482cm" draw:z-index="7"><draw:object xlink:href="./Object 4" xlink:type="simple" xlink:show="embed" xlink:actuate="onLoad"/><draw:image xlink:href="./ObjectReplacements/Object 4" xlink:type="simple" xlink:show="embed" xlink:actuate="onLoad"/></draw:frame></text:span><text:span text:style-name="T89">y</text:span><text:span text:style-name="T63"><draw:frame draw:style-name="fr1" draw:name="Object9" text:anchor-type="as-char" svg:y="-0.377cm" svg:width="1.813cm" svg:height="0.482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21">.</text:span></text:p>
      <text:p text:style-name="P15"><text:span text:style-name="T189">E</text:span><text:span text:style-name="T195">l comportamiento </text:span><text:span text:style-name="T189">en concreto </text:span><text:span text:style-name="T195">en los </text:span><text:span text:style-name="T197">valores</text:span><text:span text:style-name="T195"> límite </text:span><text:span text:style-name="T189">seguirá</text:span><text:span text:style-name="T195"> </text:span><text:span text:style-name="T194">a</text:span><text:span text:style-name="T195">l estándar </text:span><text:span text:style-name="T199">C99</text:span><text:span text:style-name="T195">, el cual requiere de continuidad alrededor </text:span><text:span text:style-name="T196">del</text:span><text:span text:style-name="T195"> final del segmento en una dirección contraria a las manecillas del reloj. </text:span><text:span text:style-name="T197">Esto </text:span><text:span text:style-name="T198">implica</text:span><text:span text:style-name="T197"> que </text:span><text:span text:style-name="T198">en estos casos</text:span><text:span text:style-name="T197"> las funciones </text:span><text:span text:style-name="T4">cos()</text:span><text:span text:style-name="T178">, </text:span><text:span text:style-name="T4">sin()</text:span><text:span text:style-name="T178"> </text:span><text:span text:style-name="T179">y</text:span><text:span text:style-name="T178"> </text:span><text:span text:style-name="T4">tan()</text:span><text:span text:style-name="T180">, </text:span><text:span text:style-name="T179">así como</text:span><text:span text:style-name="T178"> </text:span><text:span text:style-name="T4">acos()</text:span><text:span text:style-name="T178">, </text:span><text:span text:style-name="T4">asin()</text:span><text:span text:style-name="T178"> </text:span><text:span text:style-name="T181">y</text:span><text:span text:style-name="T178"> </text:span><text:span text:style-name="T4">atan()</text:span><text:span text:style-name="T178">, </text:span><text:span text:style-name="T182">devolverán resultados hasta cierto nivel de precisión decimal en vez de </text:span><text:span text:style-name="T183">valores enteros</text:span><text:span text:style-name="T182">. </text:span><text:span text:style-name="T184">Para mayor información, véase la sección de ejemplos de esta página de ayuda.</text:span></text:p>
      <text:p text:style-name="P20"><text:span text:style-name="T48">Por otra parte, l</text:span><text:span text:style-name="T47">os números</text:span><text:span text:style-name="T21"> complejo</text:span><text:span text:style-name="T47">s</text:span><text:span text:style-name="T21"> todavía no están implementados para </text:span><text:span text:style-name="T47">las funciones</text:span><text:span text:style-name="T21"> </text:span><text:span text:style-name="T125">cospi</text:span><text:span text:style-name="T128">()</text:span><text:span text:style-name="T21">, </text:span><text:span text:style-name="T125">sinpi</text:span><text:span text:style-name="T128">()</text:span><text:span text:style-name="T69"> y </text:span><text:span text:style-name="T125">tanpi</text:span><text:span text:style-name="T128">()</text:span><text:span text:style-name="T21">, y son una línea de trabajo futura de</text:span><text:span text:style-name="T24">l estándar</text:span><text:span text:style-name="T21"> ISO/IEC TS 18661-4.</text:span></text:p>
      <text:h text:style-name="P48" text:outline-level="2"><text:bookmark-start text:name="__RefHeading___Toc1058_1902478378"/><text:span text:style-name="T185">7. </text:span>Métodos de S4<text:bookmark-end text:name="__RefHeading___Toc1058_1902478378"/></text:h>
      <text:p text:style-name="P19"><text:span text:style-name="T21">Todas las funciones, excepto </text:span><text:span text:style-name="T125">atan2</text:span><text:span text:style-name="T129">()</text:span><text:span text:style-name="T21">, son funciones genéricas de </text:span><text:span text:style-name="T140">S4</text:span><text:span text:style-name="T141"> </text:span><text:span text:style-name="T154">por lo que</text:span><text:span text:style-name="T61"> </text:span><text:span text:style-name="T62">se les podrán definir</text:span><text:span text:style-name="T171"> </text:span><text:span text:style-name="T154">nuevos</text:span><text:span text:style-name="T21"> métodos individualmente o </text:span><text:span text:style-name="T39">por medio</text:span><text:span text:style-name="T21"> </text:span><text:span text:style-name="T39">d</text:span><text:span text:style-name="T21">el </text:span><text:span text:style-name="T168">grupo </text:span><text:span text:style-name="T170">de funciones</text:span><text:span text:style-name="T168"> genéric</text:span><text:span text:style-name="T170">as</text:span><text:span text:style-name="T168"> Ma</text:span><text:span text:style-name="T169">te</text:span><text:span text:style-name="T21">.</text:span></text:p>
      <text:h text:style-name="P48" text:outline-level="2"><text:bookmark-start text:name="__RefHeading___Toc1060_1902478378"/><text:span text:style-name="T185">8. </text:span>Referencias<text:bookmark-end text:name="__RefHeading___Toc1060_1902478378"/></text:h>
      <text:p text:style-name="P11"><text:span text:style-name="T133">Becker, Richard A., John M. Chambers, y Allan R. Wilks. </text:span><text:span text:style-name="T134">The New S Language: </text:span><text:span text:style-name="T135">A Programming Environment for Data Analysis and Graphics</text:span><text:span text:style-name="T133">. Wadsworth &amp; Brookscole. Boca Raton, FL: CRC Press, 1988.</text:span></text:p>
      <text:p text:style-name="P12"><text:span text:style-name="T42">Zucker, Ruth.</text:span><text:span text:style-name="T20"> “Chapter 4. Elementary Transcendental Functions: Logarithmic, Exponential, Circular and Hyperbolic Functions”. </text:span><text:span text:style-name="T37">En </text:span><text:span text:style-name="T42">Milton </text:span><text:span text:style-name="T37">Abramowitz, </text:span><text:span text:style-name="T42">e Irene A.</text:span><text:span text:style-name="T37"> Stegun,</text:span><text:span text:style-name="T20"> </text:span><text:span text:style-name="Emphasis"><text:span text:style-name="T64">Handbook of Mathematical Functions</text:span></text:span><text:span text:style-name="T20">. New York: Dover, </text:span><text:span text:style-name="T37">1972</text:span><text:span text:style-name="T20">.</text:span></text:p>
      <text:p text:style-name="P28"><text:span text:style-name="T21">Para </text:span><text:span text:style-name="Source_20_Text"><text:span text:style-name="T124">cospi</text:span></text:span><text:span text:style-name="Source_20_Text"><text:span text:style-name="T130">()</text:span></text:span><text:span text:style-name="T20">, </text:span><text:span text:style-name="Source_20_Text"><text:span text:style-name="T124">sinpi</text:span></text:span><text:span text:style-name="Source_20_Text"><text:span text:style-name="T130">()</text:span></text:span><text:span text:style-name="Source_20_Text"><text:span text:style-name="T20"> </text:span></text:span><text:span text:style-name="Source_20_Text"><text:span text:style-name="T21">y </text:span></text:span><text:span text:style-name="Source_20_Text"><text:span text:style-name="T124">tanpi</text:span></text:span><text:span text:style-name="Source_20_Text"><text:span text:style-name="T130">()</text:span></text:span><text:span text:style-name="Source_20_Text"><text:span text:style-name="T20"> </text:span></text:span><text:span text:style-name="Source_20_Text"><text:span text:style-name="T22">véase </text:span></text:span><text:span text:style-name="Source_20_Text"><text:span text:style-name="T21">la extensión </text:span></text:span><text:span text:style-name="Source_20_Text"><text:span text:style-name="T140">C11</text:span></text:span><text:span text:style-name="Source_20_Text"><text:span text:style-name="T21"> </text:span></text:span><text:span text:style-name="Source_20_Text"><text:span text:style-name="T22">de</text:span></text:span><text:span text:style-name="T20"> ISO/IEC TS 18661-4:2015 (</text:span><text:span text:style-name="T22">versión </text:span><text:span text:style-name="T40">abierta</text:span><text:span text:style-name="T22"> en: </text:span><text:a xlink:type="simple" xlink:href="http://www.open-std.org/jtc1/sc22/wg14/www/docs/n1950.pdf" text:style-name="Internet_20_link" text:visited-style-name="Visited_20_Internet_20_Link"><text:span text:style-name="T136">http://www.open-std.org/jtc1/sc22/wg14/www/docs/n1950.pdf</text:span></text:a><text:span text:style-name="T20">).</text:span></text:p>
      <text:h text:style-name="P49" text:outline-level="2"><text:bookmark-start text:name="__RefHeading___Toc2365_3294978059"/><text:span text:style-name="T192">9</text:span>. Véase también<text:bookmark-end text:name="__RefHeading___Toc2365_3294978059"/></text:h>
      <text:p text:style-name="P36">Las funciones hiperbólicas <text:span text:style-name="T193">sinh</text:span><text:span text:style-name="T186">()</text:span>, <text:span text:style-name="T193">cosh</text:span><text:span text:style-name="T186">()</text:span>, <text:span text:style-name="T193">tanh</text:span><text:span text:style-name="T186">()</text:span> y sus inversas <text:span text:style-name="T193">asinh</text:span><text:span text:style-name="T186">()</text:span>, <text:span text:style-name="T193">acosh</text:span><text:span text:style-name="T186">()</text:span>, <text:span text:style-name="T193">atanh</text:span><text:span text:style-name="T186">()</text:span>.</text:p>
      <text:h text:style-name="P48" text:outline-level="2"><text:bookmark-start text:name="__RefHeading___Toc1062_1902478378"/><text:span text:style-name="T192">10</text:span><text:span text:style-name="T185">. </text:span>Ejemplos<text:bookmark-end text:name="__RefHeading___Toc1062_1902478378"/></text:h>
      <text:p text:style-name="P30">x &lt;- seq(-3, 7, by = 1/8)</text:p>
      <text:p text:style-name="P40"><text:soft-page-break/>tx &lt;- cbind(x, cos(pi*x), cospi(x), sin(pi*x), sinpi(x),</text:p>
      <text:p text:style-name="P41"><text:s text:c="15"/><text:span text:style-name="T19">tan(pi*x), tanpi(x), deparse.level=2)</text:span></text:p>
      <text:p text:style-name="P42"><text:span text:style-name="T108">op &lt;- options(digits = 4, width = 90) # </text:span><text:span text:style-name="T109">para un formato legible</text:span></text:p>
      <text:p text:style-name="P40">head(tx)</text:p>
      <text:p text:style-name="P40">tx[ (x %% 1) %in% c(0, 0.5) ,]</text:p>
      <text:p text:style-name="P46">options(op)</text:p>
      <text:h text:style-name="P48" text:outline-level="2"><text:bookmark-start text:name="__RefHeading___Toc1064_1902478378"/><text:span text:style-name="T185">1</text:span><text:span text:style-name="T192">1</text:span><text:span text:style-name="T185">. </text:span>Código fuente<text:bookmark-end text:name="__RefHeading___Toc1064_1902478378"/></text:h>
      <text:h text:style-name="P10" text:outline-level="3"><text:bookmark-start text:name="__RefHeading___Toc1153_3262014842"/>1. <text:span text:style-name="T186">cos()</text:span><text:bookmark-end text:name="__RefHeading___Toc1153_3262014842"/></text:h>
      <text:p text:style-name="P37"><text:tab/>function (x) <text:s/>.Primitive("<text:span text:style-name="T175">cos</text:span>")</text:p>
      <text:h text:style-name="P10" text:outline-level="3"><text:bookmark-start text:name="__RefHeading___Toc1155_3262014842"/>2. <text:span text:style-name="T186">sin()</text:span><text:bookmark-end text:name="__RefHeading___Toc1155_3262014842"/></text:h>
      <text:p text:style-name="P38"><text:tab/>function (x) <text:s/>.Primitive("<text:span text:style-name="T175">sin</text:span>")</text:p>
      <text:h text:style-name="P10" text:outline-level="3"><text:bookmark-start text:name="__RefHeading___Toc1192_3262014842"/>3. <text:span text:style-name="T186">tan()</text:span><text:bookmark-end text:name="__RefHeading___Toc1192_3262014842"/></text:h>
      <text:p text:style-name="P38"><text:tab/>function (x) <text:s/>.Primitive("<text:span text:style-name="T175">tan</text:span>")</text:p>
      <text:h text:style-name="P10" text:outline-level="3"><text:bookmark-start text:name="__RefHeading___Toc1194_3262014842"/>4. <text:span text:style-name="T186">acos()</text:span><text:bookmark-end text:name="__RefHeading___Toc1194_3262014842"/></text:h>
      <text:p text:style-name="P38"><text:tab/>function (x) <text:s/>.Primitive("<text:span text:style-name="T175">acos</text:span>")</text:p>
      <text:h text:style-name="P10" text:outline-level="3"><text:bookmark-start text:name="__RefHeading___Toc1196_3262014842"/>5. <text:span text:style-name="T186">asin()</text:span><text:bookmark-end text:name="__RefHeading___Toc1196_3262014842"/></text:h>
      <text:p text:style-name="P38"><text:tab/>function (x) <text:s/>.Primitive("<text:span text:style-name="T175">a</text:span>sin")</text:p>
      <text:h text:style-name="P10" text:outline-level="3"><text:bookmark-start text:name="__RefHeading___Toc1198_3262014842"/>6. <text:span text:style-name="T186">atan()</text:span><text:bookmark-end text:name="__RefHeading___Toc1198_3262014842"/></text:h>
      <text:p text:style-name="P38"><text:tab/>function (x) <text:s/>.Primitive("<text:span text:style-name="T175">atan</text:span>")</text:p>
      <text:h text:style-name="P10" text:outline-level="3"><text:bookmark-start text:name="__RefHeading___Toc1200_3262014842"/>7. <text:span text:style-name="T186">cospi()</text:span><text:bookmark-end text:name="__RefHeading___Toc1200_3262014842"/></text:h>
      <text:p text:style-name="P38"><text:tab/>function (x) <text:s/>.Primitive("<text:span text:style-name="T175">cospi</text:span>")</text:p>
      <text:h text:style-name="P10" text:outline-level="3"><text:bookmark-start text:name="__RefHeading___Toc1202_3262014842"/>8. <text:span text:style-name="T186">sinpi()</text:span><text:bookmark-end text:name="__RefHeading___Toc1202_3262014842"/></text:h>
      <text:p text:style-name="P38"><text:tab/>function (x) <text:s/>.Primitive("<text:span text:style-name="T175">sinpi</text:span>")</text:p>
      <text:h text:style-name="P10" text:outline-level="3"><text:bookmark-start text:name="__RefHeading___Toc1204_3262014842"/>9. <text:span text:style-name="T186">tanpi()</text:span><text:bookmark-end text:name="__RefHeading___Toc1204_3262014842"/></text:h>
      <text:p text:style-name="P38"><text:tab/>function (x) <text:s/>.Primitive("<text:span text:style-name="T175">tanpi</text:span>")</text:p>
      <text:h text:style-name="P10" text:outline-level="3"><text:bookmark-start text:name="__RefHeading___Toc1206_3262014842"/>10. <text:span text:style-name="T186">atan2()</text:span><text:bookmark-end text:name="__RefHeading___Toc1206_3262014842"/></text:h>
      <text:p text:style-name="P38"><text:tab/>function (y, x) .Internal(atan2(y, x))</text:p>
      <text:p text:style-name="Standard"/>
      <text:p text:style-name="P31"/>
      <text:h text:style-name="P51" text:outline-level="2"><text:bookmark-start text:name="__RefHeading___Toc7353_3544477882"/>1<text:span text:style-name="T192">2</text:span><text:span text:style-name="T190">. Sobre </text:span><text:span text:style-name="T191">esta</text:span><text:span text:style-name="T190"> traducción</text:span><text:bookmark-end text:name="__RefHeading___Toc7353_3544477882"/></text:h>
      <text:p text:style-name="P33"><text:span text:style-name="T11">La traducci</text:span><text:span text:style-name="T12">ón al español de esta página de ayuda fue actualizada el </text:span><text:span text:style-name="T13">0</text:span><text:span text:style-name="T14">1</text:span><text:span text:style-name="T12"> de </text:span><text:span text:style-name="T14">enero</text:span><text:span text:style-name="T12"> de 202</text:span><text:span text:style-name="T14">2</text:span><text:span text:style-name="T12"> y está basada en la documentación original de </text:span><text:span text:style-name="T6">R</text:span><text:span text:style-name="T12"> en inglés para la versión </text:span><text:span text:style-name="T17">4.0.</text:span><text:span text:style-name="T18">0</text:span><text:span text:style-name="T12">. La revisión técnica todavía </text:span><text:soft-page-break/><text:span text:style-name="T12">no ha sido realizada. Si deseas participar realizando la revisión técnica o sugiriendo mejoras gramaticales, ortográficas </text:span><text:span text:style-name="T14">o </text:span><text:span text:style-name="T12">estilísticas al texto, por favor dirígete a la página del proyecto en: </text:span><text:a xlink:type="simple" xlink:href="https://github.com/sicabi/documentacionR" text:style-name="Internet_20_link" text:visited-style-name="Visited_20_Internet_20_Link">https://github.com/sicabi/documentacionR</text:a><text:span text:style-name="T12">. Toda contribución será atribuida a la persona que la realice.</text:span></text:p>
      <text:p text:style-name="P31">_________________________________________________________________________________</text:p>
      <text:p text:style-name="P31"/>
      <text:p text:style-name="P32"><text:span text:style-name="T66">[P</text:span><text:span text:style-name="T68">aquete</text:span><text:span text:style-name="T66"> </text:span><text:span text:style-name="Emphasis"><text:span text:style-name="T105">base</text:span></text:span><text:span text:style-name="Emphasis"><text:span text:style-name="T94"> </text:span></text:span><text:span text:style-name="T66">versión </text:span><text:span text:style-name="T83">4</text:span><text:span text:style-name="T66">.</text:span><text:span text:style-name="T83">0</text:span><text:span text:style-name="T66">.0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F Pro Text" svg:font-family="'SF Pro Text', 'Helvetica Neue', Helvetica, Arial, sans-serif"/>
    <style:font-face style:name="sans-serif" svg:font-family="sans-serif"/>
    <style:font-face style:name="Georgia" svg:font-family="Georgia" style:font-family-generic="roman"/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Georgia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Georgia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Georgia" fo:font-family="Georgia" style:font-family-generic="roman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modern" style:font-pitch="fixed" fo:font-size="10pt" style:font-name-asian="Liberation Mono1" style:font-family-asian="'Liberation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Tabla" style:family="paragraph" style:parent-style-name="Caption"/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line-height="100%" fo:text-align="justify" style:justify-single-word="false"/>
      <style:text-properties style:font-name="sans-serif" fo:font-size="10pt" officeooo:paragraph-rsid="004a0ac4"/>
    </style:style>
    <style:style style:name="MP2" style:family="paragraph" style:parent-style-name="Footer">
      <style:paragraph-properties fo:text-align="end" style:justify-single-word="false"/>
      <style:text-properties style:font-name="Liberation Sans" fo:font-size="10pt" style:font-size-asian="10pt" style:font-size-complex="10pt"/>
    </style:style>
    <style:style style:name="MT1" style:family="text">
      <style:text-properties style:font-name="Liberation Mono"/>
    </style:style>
    <style:style style:name="MT2" style:family="text">
      <style:text-properties style:font-name="Liberation Mono" fo:font-style="italic" style:font-style-asian="italic" style:font-style-complex="italic"/>
    </style:style>
    <style:style style:name="MT3" style:family="text">
      <style:text-properties fo:color="#808080" loext:opacity="100%" style:font-name="Liberation Mono" officeooo:rsid="001b88e7"/>
    </style:style>
    <style:style style:name="MT4" style:family="text">
      <style:text-properties fo:color="#000000" loext:opacity="100%" officeooo:rsid="002058c6"/>
    </style:style>
    <style:style style:name="MT5" style:family="text">
      <style:text-properties fo:color="#808080" loext:opacity="100%" officeooo:rsid="002058c6"/>
    </style:style>
    <style:style style:name="MT6" style:family="text">
      <style:text-properties fo:color="#808080" loext:opacity="100%" style:font-name="Liberation Mono1" fo:font-weight="bold" officeooo:rsid="002058c6" style:font-weight-asian="bold" style:font-weight-complex="bold"/>
    </style:style>
    <style:style style:name="MT7" style:family="text">
      <style:text-properties fo:color="#0000ff" loext:opacity="100%" style:font-name="Liberation Sans" fo:font-weight="bold" officeooo:rsid="002058c6" style:font-weight-asian="bold" style:font-weight-complex="bold"/>
    </style:style>
    <style:style style:name="MT8" style:family="text">
      <style:text-properties fo:color="#4169e1" loext:opacity="100%" style:font-name="Liberation Sans" fo:font-weight="bold" officeooo:rsid="004a0ac4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>Trig</text:span> {<text:span text:style-name="MT2">base</text:span>} <text:span text:style-name="MT3">Trigonométricas<text:tab/><text:tab/><text:tab/><text:tab/><text:tab/><text:tab/> <text:s text:c="3"/></text:span><text:span text:style-name="MT4">Documentación de</text:span><text:span text:style-name="MT5"> </text:span><text:span text:style-name="MT6">R</text:span><text:span text:style-name="MT7"> </text:span><text:span text:style-name="MT8">4.0.0</text:span></text:p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1-17T11:26:37.796488557</meta:creation-date>
    <meta:editing-duration>P0D</meta:editing-duration>
    <meta:editing-cycles>1</meta:editing-cycles>
    <meta:generator>LibreOffice/7.0.0.1$MacOSX_X86_64 LibreOffice_project/04ba7e3f1e51af6c5d653e543a620e36719083fd</meta:generator>
    <meta:document-statistic meta:table-count="1" meta:image-count="0" meta:object-count="10" meta:page-count="5" meta:paragraph-count="105" meta:word-count="1055" meta:character-count="6736" meta:non-whitespace-character-count="5743"/>
  </office:meta>
</office:document-meta>
</file>

<file path=Object 1/content.xml><?xml version="1.0" encoding="utf-8"?>
<math xmlns="http://www.w3.org/1998/Math/MathML" display="block">
  <semantics>
    <mi>π</mi>
    <annotation encoding="StarMath 5.0">%pi</annotation>
  </semantics>
</math>
</file>

<file path=Object 10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2/content.xml><?xml version="1.0" encoding="utf-8"?>
<math xmlns="http://www.w3.org/1998/Math/MathML" display="block">
  <semantics>
    <mfrac>
      <mi>π</mi>
      <mn>2</mn>
    </mfrac>
    <annotation encoding="StarMath 5.0">{%pi} over {2} </annotation>
  </semantics>
</math>
</file>

<file path=Object 3/content.xml><?xml version="1.0" encoding="utf-8"?>
<math xmlns="http://www.w3.org/1998/Math/MathML" display="block">
  <semantics>
    <mrow>
      <mo fence="true" form="prefix" stretchy="false">(</mo>
      <mrow>
        <mrow>
          <mi>x</mi>
          <mi>,</mi>
          <mi>y</mi>
        </mrow>
      </mrow>
      <mo fence="true" form="postfix" stretchy="false">)</mo>
    </mrow>
    <annotation encoding="StarMath 5.0">(x, y)</annotation>
  </semantics>
</math>
</file>

<file path=Object 4/content.xml><?xml version="1.0" encoding="utf-8"?>
<math xmlns="http://www.w3.org/1998/Math/MathML" display="block">
  <semantics>
    <mrow>
      <mo fence="true" form="prefix" stretchy="false">[</mo>
      <mrow>
        <mrow>
          <mrow>
            <mo stretchy="false">−</mo>
            <mn>1</mn>
          </mrow>
          <mi>i</mi>
          <mi mathvariant="normal">∞</mi>
          <mrow>
            <mi>,</mi>
            <mo stretchy="false">−</mo>
            <mn>1</mn>
          </mrow>
          <mi>i</mi>
        </mrow>
      </mrow>
      <mo fence="true" form="postfix" stretchy="false">]</mo>
    </mrow>
    <annotation encoding="StarMath 5.0">[-1i%infinite, -1i]</annotation>
  </semantics>
</math>
</file>

<file path=Object 5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6/content.xml><?xml version="1.0" encoding="utf-8"?>
<math xmlns="http://www.w3.org/1998/Math/MathML" display="block">
  <semantics>
    <mrow>
      <mo fence="true" form="prefix" stretchy="false">[</mo>
      <mrow>
        <mrow>
          <mrow>
            <mo stretchy="false">−</mo>
            <mi mathvariant="normal">∞</mi>
          </mrow>
          <mrow>
            <mi>,</mi>
            <mo stretchy="false">−</mo>
            <mn>1</mn>
          </mrow>
        </mrow>
      </mrow>
      <mo fence="true" form="postfix" stretchy="false">]</mo>
    </mrow>
    <annotation encoding="StarMath 5.0">[- infinity ,-1] </annotation>
  </semantics>
</math>
</file>

<file path=Object 7/content.xml><?xml version="1.0" encoding="utf-8"?>
<math xmlns="http://www.w3.org/1998/Math/MathML" display="block">
  <semantics>
    <mrow>
      <mo fence="true" form="prefix" stretchy="false">[</mo>
      <mrow>
        <mrow>
          <mn>1</mn>
          <mi>,</mi>
          <mi mathvariant="normal">∞</mi>
        </mrow>
      </mrow>
      <mo fence="true" form="postfix" stretchy="false">]</mo>
    </mrow>
    <annotation encoding="StarMath 5.0">[1,%infinite] </annotation>
  </semantics>
</math>
</file>

<file path=Object 8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9/content.xml><?xml version="1.0" encoding="utf-8"?>
<math xmlns="http://www.w3.org/1998/Math/MathML" display="block">
  <semantics>
    <mrow>
      <mo fence="true" form="prefix" stretchy="false">[</mo>
      <mrow>
        <mrow>
          <mn>1</mn>
          <mi>i</mi>
          <mi>,</mi>
          <mn>1</mn>
          <mi>i</mi>
          <mi mathvariant="normal">∞</mi>
        </mrow>
      </mrow>
      <mo fence="true" form="postfix" stretchy="false">]</mo>
    </mrow>
    <annotation encoding="StarMath 5.0">[1i, 1i%infinite]</annotation>
  </semantics>
</math>
</file>